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4in"/>
    </style:style>
    <style:style style:name="co2" style:family="table-column">
      <style:table-column-properties fo:break-before="auto" style:column-width="1.0528in"/>
    </style:style>
    <style:style style:name="co3" style:family="table-column">
      <style:table-column-properties fo:break-before="auto" style:column-width="1.0256in"/>
    </style:style>
    <style:style style:name="co4" style:family="table-column">
      <style:table-column-properties fo:break-before="auto" style:column-width="1.598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3299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5028in"/>
    </style:style>
    <style:style style:name="co12" style:family="table-column">
      <style:table-column-properties fo:break-before="auto" style:column-width="0.8374in"/>
    </style:style>
    <style:style style:name="co13" style:family="table-column">
      <style:table-column-properties fo:break-before="auto" style:column-width="1.1201in"/>
    </style:style>
    <style:style style:name="co14" style:family="table-column">
      <style:table-column-properties fo:break-before="auto" style:column-width="1.7638in"/>
    </style:style>
    <style:style style:name="co15" style:family="table-column">
      <style:table-column-properties fo:break-before="auto" style:column-width="0.9402in"/>
    </style:style>
    <style:style style:name="co16" style:family="table-column">
      <style:table-column-properties fo:break-before="auto" style:column-width="0.8756in"/>
    </style:style>
    <style:style style:name="co17" style:family="table-column">
      <style:table-column-properties fo:break-before="auto" style:column-width="1.4425in"/>
    </style:style>
    <style:style style:name="co18" style:family="table-column">
      <style:table-column-properties fo:break-before="auto" style:column-width="1.8665in"/>
    </style:style>
    <style:style style:name="co19" style:family="table-column">
      <style:table-column-properties fo:break-before="auto" style:column-width="2.1626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CPUs</text:p>
          </table:table-cell>
          <table:table-cell table:style-name="ce1" office:value-type="string">
            <text:p>Cloud size</text:p>
          </table:table-cell>
          <table:table-cell table:style-name="ce1" office:value-type="string">
            <text:p>Total time [ms]</text:p>
          </table:table-cell>
          <table:table-cell table:style-name="ce1" office:value-type="string">
            <text:p>Subhull calculation time</text:p>
          </table:table-cell>
          <table:table-cell table:style-name="ce1" office:value-type="string">
            <text:p>Scatter time</text:p>
          </table:table-cell>
          <table:table-cell table:style-name="ce1" office:value-type="string">
            <text:p>Merge time</text:p>
          </table:table-cell>
          <table:table-cell table:style-name="ce1" office:value-type="string">
            <text:p>Tangent calculation</text:p>
          </table:table-cell>
          <table:table-cell table:style-name="ce1" office:value-type="string">
            <text:p>Communication time [ms]</text:p>
          </table:table-cell>
          <table:table-cell table:style-name="ce1" office:value-type="string">
            <text:p>Comm / Computation ratio [%]</text:p>
          </table:table-cell>
          <table:table-cell table:style-name="ce1" office:value-type="string">
            <text:p>Speedup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64.65">
            <text:p>164.65</text:p>
          </table:table-cell>
          <table:table-cell office:value-type="float" office:value="160.054">
            <text:p>160.054</text:p>
          </table:table-cell>
          <table:table-cell office:value-type="float" office:value="4.346">
            <text:p>4.346</text:p>
          </table:table-cell>
          <table:table-cell office:value-type="float" office:value="0.088">
            <text:p>0.088</text:p>
          </table:table-cell>
          <table:table-cell office:value-type="float" office:value="0.018">
            <text:p>0.018</text:p>
          </table:table-cell>
          <table:table-cell office:value-type="float" office:value="4.351">
            <text:p>4.351</text:p>
          </table:table-cell>
          <table:table-cell office:value-type="float" office:value="2.643">
            <text:p>2.643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85.363">
            <text:p>85.363</text:p>
          </table:table-cell>
          <table:table-cell office:value-type="float" office:value="76.284">
            <text:p>76.284</text:p>
          </table:table-cell>
          <table:table-cell office:value-type="float" office:value="4.256">
            <text:p>4.256</text:p>
          </table:table-cell>
          <table:table-cell office:value-type="float" office:value="0.149">
            <text:p>0.149</text:p>
          </table:table-cell>
          <table:table-cell office:value-type="float" office:value="0.016">
            <text:p>0.016</text:p>
          </table:table-cell>
          <table:table-cell office:value-type="float" office:value="8.726">
            <text:p>8.726</text:p>
          </table:table-cell>
          <table:table-cell office:value-type="float" office:value="10.222">
            <text:p>10.222</text:p>
          </table:table-cell>
          <table:table-cell table:formula="of:=[.$C$2]/[.C3]" office:value-type="float" office:value="1.92882162060846">
            <text:p>1.9288216206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41.644">
            <text:p>41.644</text:p>
          </table:table-cell>
          <table:table-cell office:value-type="float" office:value="37.598">
            <text:p>37.598</text:p>
          </table:table-cell>
          <table:table-cell office:value-type="float" office:value="2.497">
            <text:p>2.497</text:p>
          </table:table-cell>
          <table:table-cell office:value-type="float" office:value="0.18">
            <text:p>0.18</text:p>
          </table:table-cell>
          <table:table-cell office:value-type="float" office:value="0.021">
            <text:p>0.021</text:p>
          </table:table-cell>
          <table:table-cell office:value-type="float" office:value="3.865">
            <text:p>3.865</text:p>
          </table:table-cell>
          <table:table-cell office:value-type="float" office:value="9.28">
            <text:p>9.28</text:p>
          </table:table-cell>
          <table:table-cell table:formula="of:=[.$C$2]/[.C4]" office:value-type="float" office:value="3.95375084045721">
            <text:p>3.953750840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22.902">
            <text:p>22.902</text:p>
          </table:table-cell>
          <table:table-cell office:value-type="float" office:value="17.413">
            <text:p>17.413</text:p>
          </table:table-cell>
          <table:table-cell office:value-type="float" office:value="2.015">
            <text:p>2.015</text:p>
          </table:table-cell>
          <table:table-cell office:value-type="float" office:value="0.229">
            <text:p>0.229</text:p>
          </table:table-cell>
          <table:table-cell office:value-type="float" office:value="0.02">
            <text:p>0.02</text:p>
          </table:table-cell>
          <table:table-cell office:value-type="float" office:value="5.265">
            <text:p>5.265</text:p>
          </table:table-cell>
          <table:table-cell office:value-type="float" office:value="22.991">
            <text:p>22.991</text:p>
          </table:table-cell>
          <table:table-cell table:formula="of:=[.$C$2]/[.C5]" office:value-type="float" office:value="7.18932844293075">
            <text:p>7.1893284429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72.614">
            <text:p>72.614</text:p>
          </table:table-cell>
          <table:table-cell office:value-type="float" office:value="8.465">
            <text:p>8.465</text:p>
          </table:table-cell>
          <table:table-cell office:value-type="float" office:value="9.582">
            <text:p>9.582</text:p>
          </table:table-cell>
          <table:table-cell office:value-type="float" office:value="52.204">
            <text:p>52.204</text:p>
          </table:table-cell>
          <table:table-cell office:value-type="float" office:value="0.03">
            <text:p>0.03</text:p>
          </table:table-cell>
          <table:table-cell office:value-type="float" office:value="51.689">
            <text:p>51.689</text:p>
          </table:table-cell>
          <table:table-cell office:value-type="float" office:value="71.183">
            <text:p>71.183</text:p>
          </table:table-cell>
          <table:table-cell table:formula="of:=[.$C$2]/[.C6]" office:value-type="float" office:value="2.26746908309692">
            <text:p>2.2674690831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154.426">
            <text:p>154.426</text:p>
          </table:table-cell>
          <table:table-cell office:value-type="float" office:value="7.326">
            <text:p>7.326</text:p>
          </table:table-cell>
          <table:table-cell office:value-type="float" office:value="15.249">
            <text:p>15.249</text:p>
          </table:table-cell>
          <table:table-cell office:value-type="float" office:value="125.388">
            <text:p>125.388</text:p>
          </table:table-cell>
          <table:table-cell office:value-type="float" office:value="0.024">
            <text:p>0.024</text:p>
          </table:table-cell>
          <table:table-cell office:value-type="float" office:value="146.463">
            <text:p>146.463</text:p>
          </table:table-cell>
          <table:table-cell office:value-type="float" office:value="94.844">
            <text:p>94.844</text:p>
          </table:table-cell>
          <table:table-cell table:formula="of:=[.$C$2]/[.C7]" office:value-type="float" office:value="1.06620646782278">
            <text:p>1.0662064678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1069.071">
            <text:p>1069.071</text:p>
          </table:table-cell>
          <table:table-cell office:value-type="float" office:value="1.866">
            <text:p>1.866</text:p>
          </table:table-cell>
          <table:table-cell office:value-type="float" office:value="0.934">
            <text:p>0.934</text:p>
          </table:table-cell>
          <table:table-cell office:value-type="float" office:value="982.571">
            <text:p>982.571</text:p>
          </table:table-cell>
          <table:table-cell office:value-type="float" office:value="3.43">
            <text:p>3.43</text:p>
          </table:table-cell>
          <table:table-cell office:value-type="float" office:value="1015.529">
            <text:p>1015.529</text:p>
          </table:table-cell>
          <table:table-cell office:value-type="float" office:value="94.992">
            <text:p>94.992</text:p>
          </table:table-cell>
          <table:table-cell table:formula="of:=[.$C$2]/[.C8]" office:value-type="float" office:value="0.15401222182624">
            <text:p>0.1540122218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344.233">
            <text:p>344.233</text:p>
          </table:table-cell>
          <table:table-cell office:value-type="float" office:value="337.032">
            <text:p>337.032</text:p>
          </table:table-cell>
          <table:table-cell office:value-type="float" office:value="6.965">
            <text:p>6.965</text:p>
          </table:table-cell>
          <table:table-cell office:value-type="float" office:value="0.068">
            <text:p>0.068</text:p>
          </table:table-cell>
          <table:table-cell office:value-type="float" office:value="0.014">
            <text:p>0.014</text:p>
          </table:table-cell>
          <table:table-cell office:value-type="float" office:value="6.959">
            <text:p>6.959</text:p>
          </table:table-cell>
          <table:table-cell office:value-type="float" office:value="2.022">
            <text:p>2.022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172.53">
            <text:p>172.53</text:p>
          </table:table-cell>
          <table:table-cell office:value-type="float" office:value="162.787">
            <text:p>162.787</text:p>
          </table:table-cell>
          <table:table-cell office:value-type="float" office:value="8.864">
            <text:p>8.864</text:p>
          </table:table-cell>
          <table:table-cell office:value-type="float" office:value="0.161">
            <text:p>0.161</text:p>
          </table:table-cell>
          <table:table-cell office:value-type="float" office:value="0.016">
            <text:p>0.016</text:p>
          </table:table-cell>
          <table:table-cell office:value-type="float" office:value="9.469">
            <text:p>9.469</text:p>
          </table:table-cell>
          <table:table-cell office:value-type="float" office:value="5.488">
            <text:p>5.488</text:p>
          </table:table-cell>
          <table:table-cell table:formula="of:=[.$C$9]/[.C10]" office:value-type="float" office:value="1.99520663073089">
            <text:p>1.9952066307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86.328">
            <text:p>86.328</text:p>
          </table:table-cell>
          <table:table-cell office:value-type="float" office:value="80.153">
            <text:p>80.153</text:p>
          </table:table-cell>
          <table:table-cell office:value-type="float" office:value="4.793">
            <text:p>4.793</text:p>
          </table:table-cell>
          <table:table-cell office:value-type="float" office:value="0.16">
            <text:p>0.16</text:p>
          </table:table-cell>
          <table:table-cell office:value-type="float" office:value="0.015">
            <text:p>0.015</text:p>
          </table:table-cell>
          <table:table-cell office:value-type="float" office:value="5.949">
            <text:p>5.949</text:p>
          </table:table-cell>
          <table:table-cell office:value-type="float" office:value="6.891">
            <text:p>6.891</text:p>
          </table:table-cell>
          <table:table-cell table:formula="of:=[.$C$9]/[.C11]" office:value-type="float" office:value="3.98750115837272">
            <text:p>3.9875011584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41.939">
            <text:p>41.939</text:p>
          </table:table-cell>
          <table:table-cell office:value-type="float" office:value="39.007">
            <text:p>39.007</text:p>
          </table:table-cell>
          <table:table-cell office:value-type="float" office:value="2.597">
            <text:p>2.597</text:p>
          </table:table-cell>
          <table:table-cell office:value-type="float" office:value="0.183">
            <text:p>0.183</text:p>
          </table:table-cell>
          <table:table-cell office:value-type="float" office:value="0.013">
            <text:p>0.013</text:p>
          </table:table-cell>
          <table:table-cell office:value-type="float" office:value="2.737">
            <text:p>2.737</text:p>
          </table:table-cell>
          <table:table-cell office:value-type="float" office:value="6.525">
            <text:p>6.525</text:p>
          </table:table-cell>
          <table:table-cell table:formula="of:=[.$C$9]/[.C12]" office:value-type="float" office:value="8.20794487231455">
            <text:p>8.207944872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40.502">
            <text:p>40.502</text:p>
          </table:table-cell>
          <table:table-cell office:value-type="float" office:value="18.522">
            <text:p>18.522</text:p>
          </table:table-cell>
          <table:table-cell office:value-type="float" office:value="4.932">
            <text:p>4.932</text:p>
          </table:table-cell>
          <table:table-cell office:value-type="float" office:value="12.995">
            <text:p>12.995</text:p>
          </table:table-cell>
          <table:table-cell office:value-type="float" office:value="0.014">
            <text:p>0.014</text:p>
          </table:table-cell>
          <table:table-cell office:value-type="float" office:value="21.577">
            <text:p>21.577</text:p>
          </table:table-cell>
          <table:table-cell office:value-type="float" office:value="53.273">
            <text:p>53.273</text:p>
          </table:table-cell>
          <table:table-cell table:formula="of:=[.$C$9]/[.C13]" office:value-type="float" office:value="8.49916053528221">
            <text:p>8.499160535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251.399">
            <text:p>251.399</text:p>
          </table:table-cell>
          <table:table-cell office:value-type="float" office:value="16.685">
            <text:p>16.685</text:p>
          </table:table-cell>
          <table:table-cell office:value-type="float" office:value="41.493">
            <text:p>41.493</text:p>
          </table:table-cell>
          <table:table-cell office:value-type="float" office:value="191.695">
            <text:p>191.695</text:p>
          </table:table-cell>
          <table:table-cell office:value-type="float" office:value="0.019">
            <text:p>0.019</text:p>
          </table:table-cell>
          <table:table-cell office:value-type="float" office:value="231.29">
            <text:p>231.29</text:p>
          </table:table-cell>
          <table:table-cell office:value-type="float" office:value="92.001">
            <text:p>92.001</text:p>
          </table:table-cell>
          <table:table-cell table:formula="of:=[.$C$9]/[.C14]" office:value-type="float" office:value="1.36926956750027">
            <text:p>1.3692695675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423.083">
            <text:p>423.083</text:p>
          </table:table-cell>
          <table:table-cell office:value-type="float" office:value="14.582">
            <text:p>14.582</text:p>
          </table:table-cell>
          <table:table-cell office:value-type="float" office:value="169.352">
            <text:p>169.352</text:p>
          </table:table-cell>
          <table:table-cell office:value-type="float" office:value="236.818">
            <text:p>236.818</text:p>
          </table:table-cell>
          <table:table-cell office:value-type="float" office:value="0.024">
            <text:p>0.024</text:p>
          </table:table-cell>
          <table:table-cell office:value-type="float" office:value="407.538">
            <text:p>407.538</text:p>
          </table:table-cell>
          <table:table-cell office:value-type="float" office:value="96.326">
            <text:p>96.326</text:p>
          </table:table-cell>
          <table:table-cell table:formula="of:=[.$C$9]/[.C15]" office:value-type="float" office:value="0.813629949678905">
            <text:p>0.8136299497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929.749">
            <text:p>929.749</text:p>
          </table:table-cell>
          <table:table-cell office:value-type="float" office:value="909.765">
            <text:p>909.765</text:p>
          </table:table-cell>
          <table:table-cell office:value-type="float" office:value="19.622">
            <text:p>19.622</text:p>
          </table:table-cell>
          <table:table-cell office:value-type="float" office:value="0.073">
            <text:p>0.073</text:p>
          </table:table-cell>
          <table:table-cell office:value-type="float" office:value="0.015">
            <text:p>0.015</text:p>
          </table:table-cell>
          <table:table-cell office:value-type="float" office:value="19.623">
            <text:p>19.623</text:p>
          </table:table-cell>
          <table:table-cell office:value-type="float" office:value="2.111">
            <text:p>2.111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467.554">
            <text:p>467.554</text:p>
          </table:table-cell>
          <table:table-cell office:value-type="float" office:value="447.623">
            <text:p>447.623</text:p>
          </table:table-cell>
          <table:table-cell office:value-type="float" office:value="19.529">
            <text:p>19.529</text:p>
          </table:table-cell>
          <table:table-cell office:value-type="float" office:value="0.149">
            <text:p>0.149</text:p>
          </table:table-cell>
          <table:table-cell office:value-type="float" office:value="0.015">
            <text:p>0.015</text:p>
          </table:table-cell>
          <table:table-cell office:value-type="float" office:value="19.644">
            <text:p>19.644</text:p>
          </table:table-cell>
          <table:table-cell office:value-type="float" office:value="4.202">
            <text:p>4.202</text:p>
          </table:table-cell>
          <table:table-cell table:formula="of:=[.$C$16]/[.C17]" office:value-type="float" office:value="1.98853822232298">
            <text:p>1.9885382223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243.585">
            <text:p>243.585</text:p>
          </table:table-cell>
          <table:table-cell office:value-type="float" office:value="218.118">
            <text:p>218.118</text:p>
          </table:table-cell>
          <table:table-cell office:value-type="float" office:value="11.896">
            <text:p>11.896</text:p>
          </table:table-cell>
          <table:table-cell office:value-type="float" office:value="0.167">
            <text:p>0.167</text:p>
          </table:table-cell>
          <table:table-cell office:value-type="float" office:value="0.015">
            <text:p>0.015</text:p>
          </table:table-cell>
          <table:table-cell office:value-type="float" office:value="25.115">
            <text:p>25.115</text:p>
          </table:table-cell>
          <table:table-cell office:value-type="float" office:value="10.311">
            <text:p>10.311</text:p>
          </table:table-cell>
          <table:table-cell table:formula="of:=[.$C$16]/[.C18]" office:value-type="float" office:value="3.81693864564731">
            <text:p>3.8169386456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112.517">
            <text:p>112.517</text:p>
          </table:table-cell>
          <table:table-cell office:value-type="float" office:value="102.76">
            <text:p>102.76</text:p>
          </table:table-cell>
          <table:table-cell office:value-type="float" office:value="6.81">
            <text:p>6.81</text:p>
          </table:table-cell>
          <table:table-cell office:value-type="float" office:value="0.206">
            <text:p>0.206</text:p>
          </table:table-cell>
          <table:table-cell office:value-type="float" office:value="0.015">
            <text:p>0.015</text:p>
          </table:table-cell>
          <table:table-cell office:value-type="float" office:value="9.526">
            <text:p>9.526</text:p>
          </table:table-cell>
          <table:table-cell office:value-type="float" office:value="8.467">
            <text:p>8.467</text:p>
          </table:table-cell>
          <table:table-cell table:formula="of:=[.$C$16]/[.C19]" office:value-type="float" office:value="8.26318689620235">
            <text:p>8.2631868962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74.566">
            <text:p>74.566</text:p>
          </table:table-cell>
          <table:table-cell office:value-type="float" office:value="54.277">
            <text:p>54.277</text:p>
          </table:table-cell>
          <table:table-cell office:value-type="float" office:value="5.872">
            <text:p>5.872</text:p>
          </table:table-cell>
          <table:table-cell office:value-type="float" office:value="3.013">
            <text:p>3.013</text:p>
          </table:table-cell>
          <table:table-cell office:value-type="float" office:value="0.014">
            <text:p>0.014</text:p>
          </table:table-cell>
          <table:table-cell office:value-type="float" office:value="20.013">
            <text:p>20.013</text:p>
          </table:table-cell>
          <table:table-cell office:value-type="float" office:value="26.839">
            <text:p>26.839</text:p>
          </table:table-cell>
          <table:table-cell table:formula="of:=[.$C$16]/[.C20]" office:value-type="float" office:value="12.4688061583027">
            <text:p>12.468806158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228.566">
            <text:p>228.566</text:p>
          </table:table-cell>
          <table:table-cell office:value-type="float" office:value="38.283">
            <text:p>38.283</text:p>
          </table:table-cell>
          <table:table-cell office:value-type="float" office:value="34.756">
            <text:p>34.756</text:p>
          </table:table-cell>
          <table:table-cell office:value-type="float" office:value="125.386">
            <text:p>125.386</text:p>
          </table:table-cell>
          <table:table-cell office:value-type="float" office:value="0.033">
            <text:p>0.033</text:p>
          </table:table-cell>
          <table:table-cell office:value-type="float" office:value="188.966">
            <text:p>188.966</text:p>
          </table:table-cell>
          <table:table-cell office:value-type="float" office:value="82.674">
            <text:p>82.674</text:p>
          </table:table-cell>
          <table:table-cell table:formula="of:=[.$C$16]/[.C21]" office:value-type="float" office:value="4.0677484840265">
            <text:p>4.067748484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284.272">
            <text:p>284.272</text:p>
          </table:table-cell>
          <table:table-cell office:value-type="float" office:value="31.15">
            <text:p>31.15</text:p>
          </table:table-cell>
          <table:table-cell office:value-type="float" office:value="33.595">
            <text:p>33.595</text:p>
          </table:table-cell>
          <table:table-cell office:value-type="float" office:value="219.259">
            <text:p>219.259</text:p>
          </table:table-cell>
          <table:table-cell office:value-type="float" office:value="0.025">
            <text:p>0.025</text:p>
          </table:table-cell>
          <table:table-cell office:value-type="float" office:value="252.422">
            <text:p>252.422</text:p>
          </table:table-cell>
          <table:table-cell office:value-type="float" office:value="88.796">
            <text:p>88.796</text:p>
          </table:table-cell>
          <table:table-cell table:formula="of:=[.$C$16]/[.C22]" office:value-type="float" office:value="3.27063164856194">
            <text:p>3.2706316486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977.825">
            <text:p>1977.825</text:p>
          </table:table-cell>
          <table:table-cell office:value-type="float" office:value="1937.956">
            <text:p>1937.956</text:p>
          </table:table-cell>
          <table:table-cell office:value-type="float" office:value="39.539">
            <text:p>39.539</text:p>
          </table:table-cell>
          <table:table-cell office:value-type="float" office:value="0.066">
            <text:p>0.066</text:p>
          </table:table-cell>
          <table:table-cell office:value-type="float" office:value="0.014">
            <text:p>0.014</text:p>
          </table:table-cell>
          <table:table-cell office:value-type="float" office:value="39.55">
            <text:p>39.55</text:p>
          </table:table-cell>
          <table:table-cell office:value-type="float" office:value="2">
            <text:p>2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1031.753">
            <text:p>1031.753</text:p>
          </table:table-cell>
          <table:table-cell office:value-type="float" office:value="927.114">
            <text:p>927.114</text:p>
          </table:table-cell>
          <table:table-cell office:value-type="float" office:value="41.3">
            <text:p>41.3</text:p>
          </table:table-cell>
          <table:table-cell office:value-type="float" office:value="0.187">
            <text:p>0.187</text:p>
          </table:table-cell>
          <table:table-cell office:value-type="float" office:value="0.015">
            <text:p>0.015</text:p>
          </table:table-cell>
          <table:table-cell office:value-type="float" office:value="104.275">
            <text:p>104.275</text:p>
          </table:table-cell>
          <table:table-cell office:value-type="float" office:value="10.107">
            <text:p>10.107</text:p>
          </table:table-cell>
          <table:table-cell table:formula="of:=[.$C$23]/[.C24]" office:value-type="float" office:value="1.91695589932862">
            <text:p>1.9169558993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484.808">
            <text:p>484.808</text:p>
          </table:table-cell>
          <table:table-cell office:value-type="float" office:value="440.952">
            <text:p>440.952</text:p>
          </table:table-cell>
          <table:table-cell office:value-type="float" office:value="22.73">
            <text:p>22.73</text:p>
          </table:table-cell>
          <table:table-cell office:value-type="float" office:value="0.169">
            <text:p>0.169</text:p>
          </table:table-cell>
          <table:table-cell office:value-type="float" office:value="0.014">
            <text:p>0.014</text:p>
          </table:table-cell>
          <table:table-cell office:value-type="float" office:value="43.471">
            <text:p>43.471</text:p>
          </table:table-cell>
          <table:table-cell office:value-type="float" office:value="8.967">
            <text:p>8.967</text:p>
          </table:table-cell>
          <table:table-cell table:formula="of:=[.$C$23]/[.C25]" office:value-type="float" office:value="4.07960470949324">
            <text:p>4.079604709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235.147">
            <text:p>235.147</text:p>
          </table:table-cell>
          <table:table-cell office:value-type="float" office:value="207.117">
            <text:p>207.117</text:p>
          </table:table-cell>
          <table:table-cell office:value-type="float" office:value="12.594">
            <text:p>12.594</text:p>
          </table:table-cell>
          <table:table-cell office:value-type="float" office:value="5.815">
            <text:p>5.815</text:p>
          </table:table-cell>
          <table:table-cell office:value-type="float" office:value="0.015">
            <text:p>0.015</text:p>
          </table:table-cell>
          <table:table-cell office:value-type="float" office:value="27.724">
            <text:p>27.724</text:p>
          </table:table-cell>
          <table:table-cell office:value-type="float" office:value="11.79">
            <text:p>11.79</text:p>
          </table:table-cell>
          <table:table-cell table:formula="of:=[.$C$23]/[.C26]" office:value-type="float" office:value="8.41101523727711">
            <text:p>8.411015237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149.289">
            <text:p>149.289</text:p>
          </table:table-cell>
          <table:table-cell office:value-type="float" office:value="122.708">
            <text:p>122.708</text:p>
          </table:table-cell>
          <table:table-cell office:value-type="float" office:value="10.612">
            <text:p>10.612</text:p>
          </table:table-cell>
          <table:table-cell office:value-type="float" office:value="13.836">
            <text:p>13.836</text:p>
          </table:table-cell>
          <table:table-cell office:value-type="float" office:value="0.018">
            <text:p>0.018</text:p>
          </table:table-cell>
          <table:table-cell office:value-type="float" office:value="25.655">
            <text:p>25.655</text:p>
          </table:table-cell>
          <table:table-cell office:value-type="float" office:value="17.185">
            <text:p>17.185</text:p>
          </table:table-cell>
          <table:table-cell table:formula="of:=[.$C$23]/[.C27]" office:value-type="float" office:value="13.248296927436">
            <text:p>13.2482969274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342.212">
            <text:p>342.212</text:p>
          </table:table-cell>
          <table:table-cell office:value-type="float" office:value="86.652">
            <text:p>86.652</text:p>
          </table:table-cell>
          <table:table-cell office:value-type="float" office:value="25.554">
            <text:p>25.554</text:p>
          </table:table-cell>
          <table:table-cell office:value-type="float" office:value="146.057">
            <text:p>146.057</text:p>
          </table:table-cell>
          <table:table-cell office:value-type="float" office:value="0.024">
            <text:p>0.024</text:p>
          </table:table-cell>
          <table:table-cell office:value-type="float" office:value="254.94">
            <text:p>254.94</text:p>
          </table:table-cell>
          <table:table-cell office:value-type="float" office:value="74.498">
            <text:p>74.498</text:p>
          </table:table-cell>
          <table:table-cell table:formula="of:=[.$C$23]/[.C28]" office:value-type="float" office:value="5.77953140158732">
            <text:p>5.7795314016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415.808">
            <text:p>415.808</text:p>
          </table:table-cell>
          <table:table-cell office:value-type="float" office:value="56.184">
            <text:p>56.184</text:p>
          </table:table-cell>
          <table:table-cell office:value-type="float" office:value="67.711">
            <text:p>67.711</text:p>
          </table:table-cell>
          <table:table-cell office:value-type="float" office:value="291.565">
            <text:p>291.565</text:p>
          </table:table-cell>
          <table:table-cell office:value-type="float" office:value="0.027">
            <text:p>0.027</text:p>
          </table:table-cell>
          <table:table-cell office:value-type="float" office:value="358.792">
            <text:p>358.792</text:p>
          </table:table-cell>
          <table:table-cell office:value-type="float" office:value="86.288">
            <text:p>86.288</text:p>
          </table:table-cell>
          <table:table-cell table:formula="of:=[.$C$23]/[.C29]" office:value-type="float" office:value="4.75658236493766">
            <text:p>4.7565823649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3991.621">
            <text:p>3991.621</text:p>
          </table:table-cell>
          <table:table-cell office:value-type="float" office:value="3913.414">
            <text:p>3913.414</text:p>
          </table:table-cell>
          <table:table-cell office:value-type="float" office:value="77.816">
            <text:p>77.816</text:p>
          </table:table-cell>
          <table:table-cell office:value-type="float" office:value="0.084">
            <text:p>0.084</text:p>
          </table:table-cell>
          <table:table-cell office:value-type="float" office:value="0.016">
            <text:p>0.016</text:p>
          </table:table-cell>
          <table:table-cell office:value-type="float" office:value="77.812">
            <text:p>77.812</text:p>
          </table:table-cell>
          <table:table-cell office:value-type="float" office:value="1.949">
            <text:p>1.949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2072.761">
            <text:p>2072.761</text:p>
          </table:table-cell>
          <table:table-cell office:value-type="float" office:value="1989.161">
            <text:p>1989.161</text:p>
          </table:table-cell>
          <table:table-cell office:value-type="float" office:value="83.092">
            <text:p>83.092</text:p>
          </table:table-cell>
          <table:table-cell office:value-type="float" office:value="0.156">
            <text:p>0.156</text:p>
          </table:table-cell>
          <table:table-cell office:value-type="float" office:value="0.021">
            <text:p>0.021</text:p>
          </table:table-cell>
          <table:table-cell office:value-type="float" office:value="83.217">
            <text:p>83.217</text:p>
          </table:table-cell>
          <table:table-cell office:value-type="float" office:value="4.015">
            <text:p>4.015</text:p>
          </table:table-cell>
          <table:table-cell table:formula="of:=[.$C$30]/[.C31]" office:value-type="float" office:value="1.92575072572284">
            <text:p>1.9257507257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1009.665">
            <text:p>1009.665</text:p>
          </table:table-cell>
          <table:table-cell office:value-type="float" office:value="930.184">
            <text:p>930.184</text:p>
          </table:table-cell>
          <table:table-cell office:value-type="float" office:value="42.928">
            <text:p>42.928</text:p>
          </table:table-cell>
          <table:table-cell office:value-type="float" office:value="0.171">
            <text:p>0.171</text:p>
          </table:table-cell>
          <table:table-cell office:value-type="float" office:value="0.02">
            <text:p>0.02</text:p>
          </table:table-cell>
          <table:table-cell office:value-type="float" office:value="79.152">
            <text:p>79.152</text:p>
          </table:table-cell>
          <table:table-cell office:value-type="float" office:value="7.839">
            <text:p>7.839</text:p>
          </table:table-cell>
          <table:table-cell table:formula="of:=[.$C$30]/[.C32]" office:value-type="float" office:value="3.953411279979">
            <text:p>3.95341128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480.646">
            <text:p>480.646</text:p>
          </table:table-cell>
          <table:table-cell office:value-type="float" office:value="436.111">
            <text:p>436.111</text:p>
          </table:table-cell>
          <table:table-cell office:value-type="float" office:value="24.218">
            <text:p>24.218</text:p>
          </table:table-cell>
          <table:table-cell office:value-type="float" office:value="0.265">
            <text:p>0.265</text:p>
          </table:table-cell>
          <table:table-cell office:value-type="float" office:value="0.019">
            <text:p>0.019</text:p>
          </table:table-cell>
          <table:table-cell office:value-type="float" office:value="44.04">
            <text:p>44.04</text:p>
          </table:table-cell>
          <table:table-cell office:value-type="float" office:value="9.163">
            <text:p>9.163</text:p>
          </table:table-cell>
          <table:table-cell table:formula="of:=[.$C$30]/[.C33]" office:value-type="float" office:value="8.30470034079135">
            <text:p>8.3047003408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302.168">
            <text:p>302.168</text:p>
          </table:table-cell>
          <table:table-cell office:value-type="float" office:value="224.814">
            <text:p>224.814</text:p>
          </table:table-cell>
          <table:table-cell office:value-type="float" office:value="20.099">
            <text:p>20.099</text:p>
          </table:table-cell>
          <table:table-cell office:value-type="float" office:value="12.581">
            <text:p>12.581</text:p>
          </table:table-cell>
          <table:table-cell office:value-type="float" office:value="0.019">
            <text:p>0.019</text:p>
          </table:table-cell>
          <table:table-cell office:value-type="float" office:value="76.914">
            <text:p>76.914</text:p>
          </table:table-cell>
          <table:table-cell office:value-type="float" office:value="25.454">
            <text:p>25.454</text:p>
          </table:table-cell>
          <table:table-cell table:formula="of:=[.$C$30]/[.C34]" office:value-type="float" office:value="13.2099395038522">
            <text:p>13.2099395039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702.003">
            <text:p>702.003</text:p>
          </table:table-cell>
          <table:table-cell office:value-type="float" office:value="132.33">
            <text:p>132.33</text:p>
          </table:table-cell>
          <table:table-cell office:value-type="float" office:value="294.18">
            <text:p>294.18</text:p>
          </table:table-cell>
          <table:table-cell office:value-type="float" office:value="218.552">
            <text:p>218.552</text:p>
          </table:table-cell>
          <table:table-cell office:value-type="float" office:value="0.023">
            <text:p>0.023</text:p>
          </table:table-cell>
          <table:table-cell office:value-type="float" office:value="567.206">
            <text:p>567.206</text:p>
          </table:table-cell>
          <table:table-cell office:value-type="float" office:value="80.798">
            <text:p>80.798</text:p>
          </table:table-cell>
          <table:table-cell table:formula="of:=[.$C$30]/[.C35]" office:value-type="float" office:value="5.68604550123005">
            <text:p>5.6860455012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019.532">
            <text:p>1019.532</text:p>
          </table:table-cell>
          <table:table-cell office:value-type="float" office:value="116.451">
            <text:p>116.451</text:p>
          </table:table-cell>
          <table:table-cell office:value-type="float" office:value="298.713">
            <text:p>298.713</text:p>
          </table:table-cell>
          <table:table-cell office:value-type="float" office:value="419.882">
            <text:p>419.882</text:p>
          </table:table-cell>
          <table:table-cell office:value-type="float" office:value="0.029">
            <text:p>0.029</text:p>
          </table:table-cell>
          <table:table-cell office:value-type="float" office:value="902.248">
            <text:p>902.248</text:p>
          </table:table-cell>
          <table:table-cell office:value-type="float" office:value="88.496">
            <text:p>88.496</text:p>
          </table:table-cell>
          <table:table-cell table:formula="of:=[.$C$30]/[.C36]" office:value-type="float" office:value="3.9151502846404">
            <text:p>3.9151502846</text:p>
          </table:table-cell>
          <table:table-cell table:number-columns-repeated="101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 -O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5" table:default-cell-style-name="Default"/>
        <table:table-row table:style-name="ro3">
          <table:table-cell table:style-name="ce1" office:value-type="string">
            <text:p>CPUs</text:p>
          </table:table-cell>
          <table:table-cell table:style-name="ce1" office:value-type="string">
            <text:p>Cloud size</text:p>
          </table:table-cell>
          <table:table-cell table:style-name="ce1" office:value-type="string">
            <text:p>Total time [ms]</text:p>
          </table:table-cell>
          <table:table-cell table:style-name="ce1" office:value-type="string">
            <text:p>Subhull calculation time</text:p>
          </table:table-cell>
          <table:table-cell table:style-name="ce1" office:value-type="string">
            <text:p>Scatter time</text:p>
          </table:table-cell>
          <table:table-cell table:style-name="ce1" office:value-type="string">
            <text:p>Merge time</text:p>
          </table:table-cell>
          <table:table-cell table:style-name="ce1" office:value-type="string">
            <text:p>Tangent calculation</text:p>
          </table:table-cell>
          <table:table-cell table:style-name="ce1" office:value-type="string">
            <text:p>Communication time [ms]</text:p>
          </table:table-cell>
          <table:table-cell table:style-name="ce1" office:value-type="string">
            <text:p>Comm / Computation ratio [%]</text:p>
          </table:table-cell>
          <table:table-cell table:style-name="ce1" office:value-type="string">
            <text:p>Speedup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92.071">
            <text:p>92.071</text:p>
          </table:table-cell>
          <table:table-cell office:value-type="float" office:value="88.069">
            <text:p>88.069</text:p>
          </table:table-cell>
          <table:table-cell office:value-type="float" office:value="3.699">
            <text:p>3.699</text:p>
          </table:table-cell>
          <table:table-cell office:value-type="float" office:value="0.073">
            <text:p>0.073</text:p>
          </table:table-cell>
          <table:table-cell office:value-type="float" office:value="0.01">
            <text:p>0.01</text:p>
          </table:table-cell>
          <table:table-cell office:value-type="float" office:value="3.694">
            <text:p>3.694</text:p>
          </table:table-cell>
          <table:table-cell office:value-type="float" office:value="4.012">
            <text:p>4.012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49.907">
            <text:p>49.907</text:p>
          </table:table-cell>
          <table:table-cell office:value-type="float" office:value="42.972">
            <text:p>42.972</text:p>
          </table:table-cell>
          <table:table-cell office:value-type="float" office:value="3.991">
            <text:p>3.991</text:p>
          </table:table-cell>
          <table:table-cell office:value-type="float" office:value="0.146">
            <text:p>0.146</text:p>
          </table:table-cell>
          <table:table-cell office:value-type="float" office:value="0.013">
            <text:p>0.013</text:p>
          </table:table-cell>
          <table:table-cell office:value-type="float" office:value="6.619">
            <text:p>6.619</text:p>
          </table:table-cell>
          <table:table-cell office:value-type="float" office:value="13.264">
            <text:p>13.264</text:p>
          </table:table-cell>
          <table:table-cell table:formula="of:=[.$C$2]/[.C3]" office:value-type="float" office:value="1.84485142364799">
            <text:p>1.8448514236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69.864">
            <text:p>69.864</text:p>
          </table:table-cell>
          <table:table-cell office:value-type="float" office:value="20.589">
            <text:p>20.589</text:p>
          </table:table-cell>
          <table:table-cell office:value-type="float" office:value="48.025">
            <text:p>48.025</text:p>
          </table:table-cell>
          <table:table-cell office:value-type="float" office:value="0.189">
            <text:p>0.189</text:p>
          </table:table-cell>
          <table:table-cell office:value-type="float" office:value="0.01">
            <text:p>0.01</text:p>
          </table:table-cell>
          <table:table-cell office:value-type="float" office:value="48.826">
            <text:p>48.826</text:p>
          </table:table-cell>
          <table:table-cell office:value-type="float" office:value="69.887">
            <text:p>69.887</text:p>
          </table:table-cell>
          <table:table-cell table:formula="of:=[.$C$2]/[.C4]" office:value-type="float" office:value="1.31786041451964">
            <text:p>1.317860414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12.805">
            <text:p>12.805</text:p>
          </table:table-cell>
          <table:table-cell office:value-type="float" office:value="9.659">
            <text:p>9.659</text:p>
          </table:table-cell>
          <table:table-cell office:value-type="float" office:value="1.542">
            <text:p>1.542</text:p>
          </table:table-cell>
          <table:table-cell office:value-type="float" office:value="0.187">
            <text:p>0.187</text:p>
          </table:table-cell>
          <table:table-cell office:value-type="float" office:value="0.012">
            <text:p>0.012</text:p>
          </table:table-cell>
          <table:table-cell office:value-type="float" office:value="2.683">
            <text:p>2.683</text:p>
          </table:table-cell>
          <table:table-cell office:value-type="float" office:value="20.952">
            <text:p>20.952</text:p>
          </table:table-cell>
          <table:table-cell table:formula="of:=[.$C$2]/[.C5]" office:value-type="float" office:value="7.19023818820773">
            <text:p>7.1902381882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80.704">
            <text:p>80.704</text:p>
          </table:table-cell>
          <table:table-cell office:value-type="float" office:value="4.699">
            <text:p>4.699</text:p>
          </table:table-cell>
          <table:table-cell office:value-type="float" office:value="9.094">
            <text:p>9.094</text:p>
          </table:table-cell>
          <table:table-cell office:value-type="float" office:value="66.666">
            <text:p>66.666</text:p>
          </table:table-cell>
          <table:table-cell office:value-type="float" office:value="0.014">
            <text:p>0.014</text:p>
          </table:table-cell>
          <table:table-cell office:value-type="float" office:value="72.865">
            <text:p>72.865</text:p>
          </table:table-cell>
          <table:table-cell office:value-type="float" office:value="90.287">
            <text:p>90.287</text:p>
          </table:table-cell>
          <table:table-cell table:formula="of:=[.$C$2]/[.C6]" office:value-type="float" office:value="1.14084803727201">
            <text:p>1.140848037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227.695">
            <text:p>227.695</text:p>
          </table:table-cell>
          <table:table-cell office:value-type="float" office:value="10.272">
            <text:p>10.272</text:p>
          </table:table-cell>
          <table:table-cell office:value-type="float" office:value="15.766">
            <text:p>15.766</text:p>
          </table:table-cell>
          <table:table-cell office:value-type="float" office:value="201.178">
            <text:p>201.178</text:p>
          </table:table-cell>
          <table:table-cell office:value-type="float" office:value="0.029">
            <text:p>0.029</text:p>
          </table:table-cell>
          <table:table-cell office:value-type="float" office:value="210.115">
            <text:p>210.115</text:p>
          </table:table-cell>
          <table:table-cell office:value-type="float" office:value="92.279">
            <text:p>92.279</text:p>
          </table:table-cell>
          <table:table-cell table:formula="of:=[.$C$2]/[.C7]" office:value-type="float" office:value="0.404361097081622">
            <text:p>0.4043610971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430.127">
            <text:p>430.127</text:p>
          </table:table-cell>
          <table:table-cell office:value-type="float" office:value="7.925">
            <text:p>7.925</text:p>
          </table:table-cell>
          <table:table-cell office:value-type="float" office:value="1.049">
            <text:p>1.049</text:p>
          </table:table-cell>
          <table:table-cell office:value-type="float" office:value="409.077">
            <text:p>409.077</text:p>
          </table:table-cell>
          <table:table-cell office:value-type="float" office:value="0.02">
            <text:p>0.02</text:p>
          </table:table-cell>
          <table:table-cell office:value-type="float" office:value="419.683">
            <text:p>419.683</text:p>
          </table:table-cell>
          <table:table-cell office:value-type="float" office:value="97.572">
            <text:p>97.572</text:p>
          </table:table-cell>
          <table:table-cell table:formula="of:=[.$C$2]/[.C8]" office:value-type="float" office:value="0.214055383642506">
            <text:p>0.2140553836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193.633">
            <text:p>193.633</text:p>
          </table:table-cell>
          <table:table-cell office:value-type="float" office:value="185.63">
            <text:p>185.63</text:p>
          </table:table-cell>
          <table:table-cell office:value-type="float" office:value="7.657">
            <text:p>7.657</text:p>
          </table:table-cell>
          <table:table-cell office:value-type="float" office:value="0.059">
            <text:p>0.059</text:p>
          </table:table-cell>
          <table:table-cell office:value-type="float" office:value="0.011">
            <text:p>0.011</text:p>
          </table:table-cell>
          <table:table-cell office:value-type="float" office:value="7.654">
            <text:p>7.654</text:p>
          </table:table-cell>
          <table:table-cell office:value-type="float" office:value="3.953">
            <text:p>3.953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100.144">
            <text:p>100.144</text:p>
          </table:table-cell>
          <table:table-cell office:value-type="float" office:value="91.782">
            <text:p>91.782</text:p>
          </table:table-cell>
          <table:table-cell office:value-type="float" office:value="7.915">
            <text:p>7.915</text:p>
          </table:table-cell>
          <table:table-cell office:value-type="float" office:value="0.126">
            <text:p>0.126</text:p>
          </table:table-cell>
          <table:table-cell office:value-type="float" office:value="0.008">
            <text:p>0.008</text:p>
          </table:table-cell>
          <table:table-cell office:value-type="float" office:value="7.997">
            <text:p>7.997</text:p>
          </table:table-cell>
          <table:table-cell office:value-type="float" office:value="7.986">
            <text:p>7.986</text:p>
          </table:table-cell>
          <table:table-cell table:formula="of:=[.$C$9]/[.C10]" office:value-type="float" office:value="1.93354569420035">
            <text:p>1.9335456942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49.758">
            <text:p>49.758</text:p>
          </table:table-cell>
          <table:table-cell office:value-type="float" office:value="44.495">
            <text:p>44.495</text:p>
          </table:table-cell>
          <table:table-cell office:value-type="float" office:value="4.789">
            <text:p>4.789</text:p>
          </table:table-cell>
          <table:table-cell office:value-type="float" office:value="0.157">
            <text:p>0.157</text:p>
          </table:table-cell>
          <table:table-cell office:value-type="float" office:value="0.01">
            <text:p>0.01</text:p>
          </table:table-cell>
          <table:table-cell office:value-type="float" office:value="4.941">
            <text:p>4.941</text:p>
          </table:table-cell>
          <table:table-cell office:value-type="float" office:value="9.93">
            <text:p>9.93</text:p>
          </table:table-cell>
          <table:table-cell table:formula="of:=[.$C$9]/[.C11]" office:value-type="float" office:value="3.89149483500141">
            <text:p>3.89149483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24.936">
            <text:p>24.936</text:p>
          </table:table-cell>
          <table:table-cell office:value-type="float" office:value="21.766">
            <text:p>21.766</text:p>
          </table:table-cell>
          <table:table-cell office:value-type="float" office:value="2.62">
            <text:p>2.62</text:p>
          </table:table-cell>
          <table:table-cell office:value-type="float" office:value="0.177">
            <text:p>0.177</text:p>
          </table:table-cell>
          <table:table-cell office:value-type="float" office:value="0.009">
            <text:p>0.009</text:p>
          </table:table-cell>
          <table:table-cell office:value-type="float" office:value="2.864">
            <text:p>2.864</text:p>
          </table:table-cell>
          <table:table-cell office:value-type="float" office:value="11.485">
            <text:p>11.485</text:p>
          </table:table-cell>
          <table:table-cell table:formula="of:=[.$C$9]/[.C12]" office:value-type="float" office:value="7.76519890920757">
            <text:p>7.7651989092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77.67">
            <text:p>77.67</text:p>
          </table:table-cell>
          <table:table-cell office:value-type="float" office:value="9.697">
            <text:p>9.697</text:p>
          </table:table-cell>
          <table:table-cell office:value-type="float" office:value="10.47">
            <text:p>10.47</text:p>
          </table:table-cell>
          <table:table-cell office:value-type="float" office:value="55.438">
            <text:p>55.438</text:p>
          </table:table-cell>
          <table:table-cell office:value-type="float" office:value="0.01">
            <text:p>0.01</text:p>
          </table:table-cell>
          <table:table-cell office:value-type="float" office:value="67.32">
            <text:p>67.32</text:p>
          </table:table-cell>
          <table:table-cell office:value-type="float" office:value="86.674">
            <text:p>86.674</text:p>
          </table:table-cell>
          <table:table-cell table:formula="of:=[.$C$9]/[.C13]" office:value-type="float" office:value="2.4930217587228">
            <text:p>2.4930217587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135.8">
            <text:p>135.8</text:p>
          </table:table-cell>
          <table:table-cell office:value-type="float" office:value="8.03">
            <text:p>8.03</text:p>
          </table:table-cell>
          <table:table-cell office:value-type="float" office:value="19.216">
            <text:p>19.216</text:p>
          </table:table-cell>
          <table:table-cell office:value-type="float" office:value="104.554">
            <text:p>104.554</text:p>
          </table:table-cell>
          <table:table-cell office:value-type="float" office:value="0.012">
            <text:p>0.012</text:p>
          </table:table-cell>
          <table:table-cell office:value-type="float" office:value="123.831">
            <text:p>123.831</text:p>
          </table:table-cell>
          <table:table-cell office:value-type="float" office:value="91.186">
            <text:p>91.186</text:p>
          </table:table-cell>
          <table:table-cell table:formula="of:=[.$C$9]/[.C14]" office:value-type="float" office:value="1.42586892488954">
            <text:p>1.4258689249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495.035">
            <text:p>495.035</text:p>
          </table:table-cell>
          <table:table-cell office:value-type="float" office:value="7.404">
            <text:p>7.404</text:p>
          </table:table-cell>
          <table:table-cell office:value-type="float" office:value="40.076">
            <text:p>40.076</text:p>
          </table:table-cell>
          <table:table-cell office:value-type="float" office:value="414.059">
            <text:p>414.059</text:p>
          </table:table-cell>
          <table:table-cell office:value-type="float" office:value="0.018">
            <text:p>0.018</text:p>
          </table:table-cell>
          <table:table-cell office:value-type="float" office:value="486.789">
            <text:p>486.789</text:p>
          </table:table-cell>
          <table:table-cell office:value-type="float" office:value="98.334">
            <text:p>98.334</text:p>
          </table:table-cell>
          <table:table-cell table:formula="of:=[.$C$9]/[.C15]" office:value-type="float" office:value="0.391150120698536">
            <text:p>0.3911501207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529.042">
            <text:p>529.042</text:p>
          </table:table-cell>
          <table:table-cell office:value-type="float" office:value="508.369">
            <text:p>508.369</text:p>
          </table:table-cell>
          <table:table-cell office:value-type="float" office:value="20.224">
            <text:p>20.224</text:p>
          </table:table-cell>
          <table:table-cell office:value-type="float" office:value="0.081">
            <text:p>0.081</text:p>
          </table:table-cell>
          <table:table-cell office:value-type="float" office:value="0.015">
            <text:p>0.015</text:p>
          </table:table-cell>
          <table:table-cell office:value-type="float" office:value="20.098">
            <text:p>20.098</text:p>
          </table:table-cell>
          <table:table-cell office:value-type="float" office:value="3.799">
            <text:p>3.799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269.459">
            <text:p>269.459</text:p>
          </table:table-cell>
          <table:table-cell office:value-type="float" office:value="250.746">
            <text:p>250.746</text:p>
          </table:table-cell>
          <table:table-cell office:value-type="float" office:value="18.306">
            <text:p>18.306</text:p>
          </table:table-cell>
          <table:table-cell office:value-type="float" office:value="0.131">
            <text:p>0.131</text:p>
          </table:table-cell>
          <table:table-cell office:value-type="float" office:value="0.007">
            <text:p>0.007</text:p>
          </table:table-cell>
          <table:table-cell office:value-type="float" office:value="18.402">
            <text:p>18.402</text:p>
          </table:table-cell>
          <table:table-cell office:value-type="float" office:value="6.829">
            <text:p>6.829</text:p>
          </table:table-cell>
          <table:table-cell table:formula="of:=[.$C$16]/[.C17]" office:value-type="float" office:value="1.96334878404507">
            <text:p>1.963348784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140.731">
            <text:p>140.731</text:p>
          </table:table-cell>
          <table:table-cell office:value-type="float" office:value="119.472">
            <text:p>119.472</text:p>
          </table:table-cell>
          <table:table-cell office:value-type="float" office:value="11.069">
            <text:p>11.069</text:p>
          </table:table-cell>
          <table:table-cell office:value-type="float" office:value="0.163">
            <text:p>0.163</text:p>
          </table:table-cell>
          <table:table-cell office:value-type="float" office:value="0.007">
            <text:p>0.007</text:p>
          </table:table-cell>
          <table:table-cell office:value-type="float" office:value="20.931">
            <text:p>20.931</text:p>
          </table:table-cell>
          <table:table-cell office:value-type="float" office:value="14.873">
            <text:p>14.873</text:p>
          </table:table-cell>
          <table:table-cell table:formula="of:=[.$C$16]/[.C18]" office:value-type="float" office:value="3.75924281075243">
            <text:p>3.7592428108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66.768">
            <text:p>66.768</text:p>
          </table:table-cell>
          <table:table-cell office:value-type="float" office:value="56.279">
            <text:p>56.279</text:p>
          </table:table-cell>
          <table:table-cell office:value-type="float" office:value="6.471">
            <text:p>6.471</text:p>
          </table:table-cell>
          <table:table-cell office:value-type="float" office:value="0.187">
            <text:p>0.187</text:p>
          </table:table-cell>
          <table:table-cell office:value-type="float" office:value="0.008">
            <text:p>0.008</text:p>
          </table:table-cell>
          <table:table-cell office:value-type="float" office:value="10.243">
            <text:p>10.243</text:p>
          </table:table-cell>
          <table:table-cell office:value-type="float" office:value="15.341">
            <text:p>15.341</text:p>
          </table:table-cell>
          <table:table-cell table:formula="of:=[.$C$16]/[.C19]" office:value-type="float" office:value="7.92358614905344">
            <text:p>7.9235861491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52.587">
            <text:p>52.587</text:p>
          </table:table-cell>
          <table:table-cell office:value-type="float" office:value="28.627">
            <text:p>28.627</text:p>
          </table:table-cell>
          <table:table-cell office:value-type="float" office:value="5.08">
            <text:p>5.08</text:p>
          </table:table-cell>
          <table:table-cell office:value-type="float" office:value="1.643">
            <text:p>1.643</text:p>
          </table:table-cell>
          <table:table-cell office:value-type="float" office:value="0.008">
            <text:p>0.008</text:p>
          </table:table-cell>
          <table:table-cell office:value-type="float" office:value="23.703">
            <text:p>23.703</text:p>
          </table:table-cell>
          <table:table-cell office:value-type="float" office:value="45.073">
            <text:p>45.073</text:p>
          </table:table-cell>
          <table:table-cell table:formula="of:=[.$C$16]/[.C20]" office:value-type="float" office:value="10.0603190902695">
            <text:p>10.060319090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440.77">
            <text:p>440.77</text:p>
          </table:table-cell>
          <table:table-cell office:value-type="float" office:value="18.692">
            <text:p>18.692</text:p>
          </table:table-cell>
          <table:table-cell office:value-type="float" office:value="61.198">
            <text:p>61.198</text:p>
          </table:table-cell>
          <table:table-cell office:value-type="float" office:value="316.08">
            <text:p>316.08</text:p>
          </table:table-cell>
          <table:table-cell office:value-type="float" office:value="0.022">
            <text:p>0.022</text:p>
          </table:table-cell>
          <table:table-cell office:value-type="float" office:value="413.191">
            <text:p>413.191</text:p>
          </table:table-cell>
          <table:table-cell office:value-type="float" office:value="93.743">
            <text:p>93.743</text:p>
          </table:table-cell>
          <table:table-cell table:formula="of:=[.$C$16]/[.C21]" office:value-type="float" office:value="1.20026771331987">
            <text:p>1.2002677133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525.364">
            <text:p>525.364</text:p>
          </table:table-cell>
          <table:table-cell office:value-type="float" office:value="18.442">
            <text:p>18.442</text:p>
          </table:table-cell>
          <table:table-cell office:value-type="float" office:value="78.965">
            <text:p>78.965</text:p>
          </table:table-cell>
          <table:table-cell office:value-type="float" office:value="427.637">
            <text:p>427.637</text:p>
          </table:table-cell>
          <table:table-cell office:value-type="float" office:value="0.021">
            <text:p>0.021</text:p>
          </table:table-cell>
          <table:table-cell office:value-type="float" office:value="506.062">
            <text:p>506.062</text:p>
          </table:table-cell>
          <table:table-cell office:value-type="float" office:value="96.326">
            <text:p>96.326</text:p>
          </table:table-cell>
          <table:table-cell table:formula="of:=[.$C$16]/[.C22]" office:value-type="float" office:value="1.00700086035587">
            <text:p>1.0070008604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107.855">
            <text:p>1107.855</text:p>
          </table:table-cell>
          <table:table-cell office:value-type="float" office:value="1069.396">
            <text:p>1069.396</text:p>
          </table:table-cell>
          <table:table-cell office:value-type="float" office:value="38.077">
            <text:p>38.077</text:p>
          </table:table-cell>
          <table:table-cell office:value-type="float" office:value="0.059">
            <text:p>0.059</text:p>
          </table:table-cell>
          <table:table-cell office:value-type="float" office:value="0.008">
            <text:p>0.008</text:p>
          </table:table-cell>
          <table:table-cell office:value-type="float" office:value="38.07">
            <text:p>38.07</text:p>
          </table:table-cell>
          <table:table-cell office:value-type="float" office:value="3.436">
            <text:p>3.436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73.417">
            <text:p>573.417</text:p>
          </table:table-cell>
          <table:table-cell office:value-type="float" office:value="521.761">
            <text:p>521.761</text:p>
          </table:table-cell>
          <table:table-cell office:value-type="float" office:value="39.997">
            <text:p>39.997</text:p>
          </table:table-cell>
          <table:table-cell office:value-type="float" office:value="0.143">
            <text:p>0.143</text:p>
          </table:table-cell>
          <table:table-cell office:value-type="float" office:value="0.011">
            <text:p>0.011</text:p>
          </table:table-cell>
          <table:table-cell office:value-type="float" office:value="51.244">
            <text:p>51.244</text:p>
          </table:table-cell>
          <table:table-cell office:value-type="float" office:value="8.937">
            <text:p>8.937</text:p>
          </table:table-cell>
          <table:table-cell table:formula="of:=[.$C$23]/[.C24]" office:value-type="float" office:value="1.93202329194984">
            <text:p>1.9320232919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286.622">
            <text:p>286.622</text:p>
          </table:table-cell>
          <table:table-cell office:value-type="float" office:value="240.105">
            <text:p>240.105</text:p>
          </table:table-cell>
          <table:table-cell office:value-type="float" office:value="22.699">
            <text:p>22.699</text:p>
          </table:table-cell>
          <table:table-cell office:value-type="float" office:value="0.159">
            <text:p>0.159</text:p>
          </table:table-cell>
          <table:table-cell office:value-type="float" office:value="0.008">
            <text:p>0.008</text:p>
          </table:table-cell>
          <table:table-cell office:value-type="float" office:value="45.988">
            <text:p>45.988</text:p>
          </table:table-cell>
          <table:table-cell office:value-type="float" office:value="16.045">
            <text:p>16.045</text:p>
          </table:table-cell>
          <table:table-cell table:formula="of:=[.$C$23]/[.C25]" office:value-type="float" office:value="3.86521271919113">
            <text:p>3.8652127192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135.2">
            <text:p>135.2</text:p>
          </table:table-cell>
          <table:table-cell office:value-type="float" office:value="114.25">
            <text:p>114.25</text:p>
          </table:table-cell>
          <table:table-cell office:value-type="float" office:value="12.617">
            <text:p>12.617</text:p>
          </table:table-cell>
          <table:table-cell office:value-type="float" office:value="0.159">
            <text:p>0.159</text:p>
          </table:table-cell>
          <table:table-cell office:value-type="float" office:value="0.01">
            <text:p>0.01</text:p>
          </table:table-cell>
          <table:table-cell office:value-type="float" office:value="20.622">
            <text:p>20.622</text:p>
          </table:table-cell>
          <table:table-cell office:value-type="float" office:value="15.253">
            <text:p>15.253</text:p>
          </table:table-cell>
          <table:table-cell table:formula="of:=[.$C$23]/[.C26]" office:value-type="float" office:value="8.19419378698225">
            <text:p>8.194193787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90.86">
            <text:p>90.86</text:p>
          </table:table-cell>
          <table:table-cell office:value-type="float" office:value="67.831">
            <text:p>67.831</text:p>
          </table:table-cell>
          <table:table-cell office:value-type="float" office:value="11.1">
            <text:p>11.1</text:p>
          </table:table-cell>
          <table:table-cell office:value-type="float" office:value="8.948">
            <text:p>8.948</text:p>
          </table:table-cell>
          <table:table-cell office:value-type="float" office:value="0.009">
            <text:p>0.009</text:p>
          </table:table-cell>
          <table:table-cell office:value-type="float" office:value="22.403">
            <text:p>22.403</text:p>
          </table:table-cell>
          <table:table-cell office:value-type="float" office:value="24.657">
            <text:p>24.657</text:p>
          </table:table-cell>
          <table:table-cell table:formula="of:=[.$C$23]/[.C27]" office:value-type="float" office:value="12.1929892141757">
            <text:p>12.1929892142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480.312">
            <text:p>480.312</text:p>
          </table:table-cell>
          <table:table-cell office:value-type="float" office:value="52.572">
            <text:p>52.572</text:p>
          </table:table-cell>
          <table:table-cell office:value-type="float" office:value="68.361">
            <text:p>68.361</text:p>
          </table:table-cell>
          <table:table-cell office:value-type="float" office:value="344.21">
            <text:p>344.21</text:p>
          </table:table-cell>
          <table:table-cell office:value-type="float" office:value="0.015">
            <text:p>0.015</text:p>
          </table:table-cell>
          <table:table-cell office:value-type="float" office:value="401.428">
            <text:p>401.428</text:p>
          </table:table-cell>
          <table:table-cell office:value-type="float" office:value="83.576">
            <text:p>83.576</text:p>
          </table:table-cell>
          <table:table-cell table:formula="of:=[.$C$23]/[.C28]" office:value-type="float" office:value="2.30653200419727">
            <text:p>2.3065320042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518.13">
            <text:p>518.13</text:p>
          </table:table-cell>
          <table:table-cell office:value-type="float" office:value="36.733">
            <text:p>36.733</text:p>
          </table:table-cell>
          <table:table-cell office:value-type="float" office:value="147.926">
            <text:p>147.926</text:p>
          </table:table-cell>
          <table:table-cell office:value-type="float" office:value="333.107">
            <text:p>333.107</text:p>
          </table:table-cell>
          <table:table-cell office:value-type="float" office:value="0.022">
            <text:p>0.022</text:p>
          </table:table-cell>
          <table:table-cell office:value-type="float" office:value="480.365">
            <text:p>480.365</text:p>
          </table:table-cell>
          <table:table-cell office:value-type="float" office:value="92.711">
            <text:p>92.711</text:p>
          </table:table-cell>
          <table:table-cell table:formula="of:=[.$C$23]/[.C29]" office:value-type="float" office:value="2.13817960743443">
            <text:p>2.1381796074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2260.005">
            <text:p>2260.005</text:p>
          </table:table-cell>
          <table:table-cell office:value-type="float" office:value="2183.415">
            <text:p>2183.415</text:p>
          </table:table-cell>
          <table:table-cell office:value-type="float" office:value="76.012">
            <text:p>76.012</text:p>
          </table:table-cell>
          <table:table-cell office:value-type="float" office:value="0.087">
            <text:p>0.087</text:p>
          </table:table-cell>
          <table:table-cell office:value-type="float" office:value="0.014">
            <text:p>0.014</text:p>
          </table:table-cell>
          <table:table-cell office:value-type="float" office:value="76.02">
            <text:p>76.02</text:p>
          </table:table-cell>
          <table:table-cell office:value-type="float" office:value="3.364">
            <text:p>3.364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1176.873">
            <text:p>1176.873</text:p>
          </table:table-cell>
          <table:table-cell office:value-type="float" office:value="1099.218">
            <text:p>1099.218</text:p>
          </table:table-cell>
          <table:table-cell office:value-type="float" office:value="77.058">
            <text:p>77.058</text:p>
          </table:table-cell>
          <table:table-cell office:value-type="float" office:value="0.199">
            <text:p>0.199</text:p>
          </table:table-cell>
          <table:table-cell office:value-type="float" office:value="0.013">
            <text:p>0.013</text:p>
          </table:table-cell>
          <table:table-cell office:value-type="float" office:value="77.214">
            <text:p>77.214</text:p>
          </table:table-cell>
          <table:table-cell office:value-type="float" office:value="6.561">
            <text:p>6.561</text:p>
          </table:table-cell>
          <table:table-cell table:formula="of:=[.$C$30]/[.C31]" office:value-type="float" office:value="1.92034739517348">
            <text:p>1.9203473952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584.01">
            <text:p>584.01</text:p>
          </table:table-cell>
          <table:table-cell office:value-type="float" office:value="517.709">
            <text:p>517.709</text:p>
          </table:table-cell>
          <table:table-cell office:value-type="float" office:value="48.38">
            <text:p>48.38</text:p>
          </table:table-cell>
          <table:table-cell office:value-type="float" office:value="0.194">
            <text:p>0.194</text:p>
          </table:table-cell>
          <table:table-cell office:value-type="float" office:value="0.012">
            <text:p>0.012</text:p>
          </table:table-cell>
          <table:table-cell office:value-type="float" office:value="65.856">
            <text:p>65.856</text:p>
          </table:table-cell>
          <table:table-cell office:value-type="float" office:value="11.277">
            <text:p>11.277</text:p>
          </table:table-cell>
          <table:table-cell table:formula="of:=[.$C$30]/[.C32]" office:value-type="float" office:value="3.86980531155288">
            <text:p>3.8698053116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311.718">
            <text:p>311.718</text:p>
          </table:table-cell>
          <table:table-cell office:value-type="float" office:value="234.991">
            <text:p>234.991</text:p>
          </table:table-cell>
          <table:table-cell office:value-type="float" office:value="25.485">
            <text:p>25.485</text:p>
          </table:table-cell>
          <table:table-cell office:value-type="float" office:value="0.264">
            <text:p>0.264</text:p>
          </table:table-cell>
          <table:table-cell office:value-type="float" office:value="0.01">
            <text:p>0.01</text:p>
          </table:table-cell>
          <table:table-cell office:value-type="float" office:value="76.335">
            <text:p>76.335</text:p>
          </table:table-cell>
          <table:table-cell office:value-type="float" office:value="24.489">
            <text:p>24.489</text:p>
          </table:table-cell>
          <table:table-cell table:formula="of:=[.$C$30]/[.C33]" office:value-type="float" office:value="7.25015879737455">
            <text:p>7.2501587974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193.741">
            <text:p>193.741</text:p>
          </table:table-cell>
          <table:table-cell office:value-type="float" office:value="144.427">
            <text:p>144.427</text:p>
          </table:table-cell>
          <table:table-cell office:value-type="float" office:value="24.429">
            <text:p>24.429</text:p>
          </table:table-cell>
          <table:table-cell office:value-type="float" office:value="21.867">
            <text:p>21.867</text:p>
          </table:table-cell>
          <table:table-cell office:value-type="float" office:value="0.01">
            <text:p>0.01</text:p>
          </table:table-cell>
          <table:table-cell office:value-type="float" office:value="48.773">
            <text:p>48.773</text:p>
          </table:table-cell>
          <table:table-cell office:value-type="float" office:value="25.174">
            <text:p>25.174</text:p>
          </table:table-cell>
          <table:table-cell table:formula="of:=[.$C$30]/[.C34]" office:value-type="float" office:value="11.6650837974409">
            <text:p>11.6650837974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716.765">
            <text:p>716.765</text:p>
          </table:table-cell>
          <table:table-cell office:value-type="float" office:value="78.662">
            <text:p>78.662</text:p>
          </table:table-cell>
          <table:table-cell office:value-type="float" office:value="156.733">
            <text:p>156.733</text:p>
          </table:table-cell>
          <table:table-cell office:value-type="float" office:value="345.368">
            <text:p>345.368</text:p>
          </table:table-cell>
          <table:table-cell office:value-type="float" office:value="0.017">
            <text:p>0.017</text:p>
          </table:table-cell>
          <table:table-cell office:value-type="float" office:value="607.244">
            <text:p>607.244</text:p>
          </table:table-cell>
          <table:table-cell office:value-type="float" office:value="84.72">
            <text:p>84.72</text:p>
          </table:table-cell>
          <table:table-cell table:formula="of:=[.$C$30]/[.C35]" office:value-type="float" office:value="3.15306271930131">
            <text:p>3.1530627193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096.1">
            <text:p>1096.1</text:p>
          </table:table-cell>
          <table:table-cell office:value-type="float" office:value="71.843">
            <text:p>71.843</text:p>
          </table:table-cell>
          <table:table-cell office:value-type="float" office:value="377.059">
            <text:p>377.059</text:p>
          </table:table-cell>
          <table:table-cell office:value-type="float" office:value="646.804">
            <text:p>646.804</text:p>
          </table:table-cell>
          <table:table-cell office:value-type="float" office:value="0.027">
            <text:p>0.027</text:p>
          </table:table-cell>
          <table:table-cell office:value-type="float" office:value="1023.19">
            <text:p>1023.19</text:p>
          </table:table-cell>
          <table:table-cell office:value-type="float" office:value="93.348">
            <text:p>93.348</text:p>
          </table:table-cell>
          <table:table-cell table:formula="of:=[.$C$30]/[.C36]" office:value-type="float" office:value="2.06186023173068">
            <text:p>2.0618602317</text:p>
          </table:table-cell>
          <table:table-cell table:number-columns-repeated="1014"/>
        </table:table-row>
      </table:table>
      <table:table table:name="Benchmark -O3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5" table:default-cell-style-name="Default"/>
        <table:table-row table:style-name="ro3">
          <table:table-cell table:style-name="ce1" office:value-type="string">
            <text:p>CPUs</text:p>
          </table:table-cell>
          <table:table-cell table:style-name="ce1" office:value-type="string">
            <text:p>Cloud size</text:p>
          </table:table-cell>
          <table:table-cell table:style-name="ce1" office:value-type="string">
            <text:p>Total time [ms]</text:p>
          </table:table-cell>
          <table:table-cell table:style-name="ce1" office:value-type="string">
            <text:p>Subhull calculation time</text:p>
          </table:table-cell>
          <table:table-cell table:style-name="ce1" office:value-type="string">
            <text:p>Scatter time</text:p>
          </table:table-cell>
          <table:table-cell table:style-name="ce1" office:value-type="string">
            <text:p>Merge time</text:p>
          </table:table-cell>
          <table:table-cell table:style-name="ce1" office:value-type="string">
            <text:p>Tangent calculation</text:p>
          </table:table-cell>
          <table:table-cell table:style-name="ce1" office:value-type="string">
            <text:p>Communication time [ms]</text:p>
          </table:table-cell>
          <table:table-cell table:style-name="ce1" office:value-type="string">
            <text:p>Comm / Computation ratio [%]</text:p>
          </table:table-cell>
          <table:table-cell table:style-name="ce1" office:value-type="string">
            <text:p>Speedup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87.128">
            <text:p>87.128</text:p>
          </table:table-cell>
          <table:table-cell office:value-type="float" office:value="83.073">
            <text:p>83.073</text:p>
          </table:table-cell>
          <table:table-cell office:value-type="float" office:value="3.826">
            <text:p>3.826</text:p>
          </table:table-cell>
          <table:table-cell office:value-type="float" office:value="0.074">
            <text:p>0.074</text:p>
          </table:table-cell>
          <table:table-cell office:value-type="float" office:value="0.014">
            <text:p>0.014</text:p>
          </table:table-cell>
          <table:table-cell office:value-type="float" office:value="3.827">
            <text:p>3.827</text:p>
          </table:table-cell>
          <table:table-cell office:value-type="float" office:value="4.392">
            <text:p>4.392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46.618">
            <text:p>46.618</text:p>
          </table:table-cell>
          <table:table-cell office:value-type="float" office:value="40.409">
            <text:p>40.409</text:p>
          </table:table-cell>
          <table:table-cell office:value-type="float" office:value="4">
            <text:p>4</text:p>
          </table:table-cell>
          <table:table-cell office:value-type="float" office:value="0.159">
            <text:p>0.159</text:p>
          </table:table-cell>
          <table:table-cell office:value-type="float" office:value="0.011">
            <text:p>0.011</text:p>
          </table:table-cell>
          <table:table-cell office:value-type="float" office:value="5.812">
            <text:p>5.812</text:p>
          </table:table-cell>
          <table:table-cell office:value-type="float" office:value="12.467">
            <text:p>12.467</text:p>
          </table:table-cell>
          <table:table-cell table:formula="of:=[.$C$2]/[.C3]" office:value-type="float" office:value="1.86897764811875">
            <text:p>1.8689776481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22.577">
            <text:p>22.577</text:p>
          </table:table-cell>
          <table:table-cell office:value-type="float" office:value="19.425">
            <text:p>19.425</text:p>
          </table:table-cell>
          <table:table-cell office:value-type="float" office:value="2.264">
            <text:p>2.264</text:p>
          </table:table-cell>
          <table:table-cell office:value-type="float" office:value="0.167">
            <text:p>0.167</text:p>
          </table:table-cell>
          <table:table-cell office:value-type="float" office:value="0.011">
            <text:p>0.011</text:p>
          </table:table-cell>
          <table:table-cell office:value-type="float" office:value="2.976">
            <text:p>2.976</text:p>
          </table:table-cell>
          <table:table-cell office:value-type="float" office:value="13.181">
            <text:p>13.181</text:p>
          </table:table-cell>
          <table:table-cell table:formula="of:=[.$C$2]/[.C4]" office:value-type="float" office:value="3.85914869114586">
            <text:p>3.8591486911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12.304">
            <text:p>12.304</text:p>
          </table:table-cell>
          <table:table-cell office:value-type="float" office:value="9.005">
            <text:p>9.005</text:p>
          </table:table-cell>
          <table:table-cell office:value-type="float" office:value="1.735">
            <text:p>1.735</text:p>
          </table:table-cell>
          <table:table-cell office:value-type="float" office:value="0.232">
            <text:p>0.232</text:p>
          </table:table-cell>
          <table:table-cell office:value-type="float" office:value="0.014">
            <text:p>0.014</text:p>
          </table:table-cell>
          <table:table-cell office:value-type="float" office:value="3.122">
            <text:p>3.122</text:p>
          </table:table-cell>
          <table:table-cell office:value-type="float" office:value="25.371">
            <text:p>25.371</text:p>
          </table:table-cell>
          <table:table-cell table:formula="of:=[.$C$2]/[.C5]" office:value-type="float" office:value="7.08127438231469">
            <text:p>7.081274382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61.38">
            <text:p>61.38</text:p>
          </table:table-cell>
          <table:table-cell office:value-type="float" office:value="4.408">
            <text:p>4.408</text:p>
          </table:table-cell>
          <table:table-cell office:value-type="float" office:value="8.236">
            <text:p>8.236</text:p>
          </table:table-cell>
          <table:table-cell office:value-type="float" office:value="48.619">
            <text:p>48.619</text:p>
          </table:table-cell>
          <table:table-cell office:value-type="float" office:value="0.01">
            <text:p>0.01</text:p>
          </table:table-cell>
          <table:table-cell office:value-type="float" office:value="54.252">
            <text:p>54.252</text:p>
          </table:table-cell>
          <table:table-cell office:value-type="float" office:value="88.387">
            <text:p>88.387</text:p>
          </table:table-cell>
          <table:table-cell table:formula="of:=[.$C$2]/[.C6]" office:value-type="float" office:value="1.41948517432388">
            <text:p>1.419485174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124.981">
            <text:p>124.981</text:p>
          </table:table-cell>
          <table:table-cell office:value-type="float" office:value="2.372">
            <text:p>2.372</text:p>
          </table:table-cell>
          <table:table-cell office:value-type="float" office:value="10.958">
            <text:p>10.958</text:p>
          </table:table-cell>
          <table:table-cell office:value-type="float" office:value="106.247">
            <text:p>106.247</text:p>
          </table:table-cell>
          <table:table-cell office:value-type="float" office:value="0.014">
            <text:p>0.014</text:p>
          </table:table-cell>
          <table:table-cell office:value-type="float" office:value="122.197">
            <text:p>122.197</text:p>
          </table:table-cell>
          <table:table-cell office:value-type="float" office:value="97.773">
            <text:p>97.773</text:p>
          </table:table-cell>
          <table:table-cell table:formula="of:=[.$C$2]/[.C7]" office:value-type="float" office:value="0.697129963754491">
            <text:p>0.6971299638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335.704">
            <text:p>335.704</text:p>
          </table:table-cell>
          <table:table-cell office:value-type="float" office:value="4.002">
            <text:p>4.002</text:p>
          </table:table-cell>
          <table:table-cell office:value-type="float" office:value="1.095">
            <text:p>1.095</text:p>
          </table:table-cell>
          <table:table-cell office:value-type="float" office:value="303.414">
            <text:p>303.414</text:p>
          </table:table-cell>
          <table:table-cell office:value-type="float" office:value="0.022">
            <text:p>0.022</text:p>
          </table:table-cell>
          <table:table-cell office:value-type="float" office:value="330.948">
            <text:p>330.948</text:p>
          </table:table-cell>
          <table:table-cell office:value-type="float" office:value="98.583">
            <text:p>98.583</text:p>
          </table:table-cell>
          <table:table-cell table:formula="of:=[.$C$2]/[.C8]" office:value-type="float" office:value="0.259538164573553">
            <text:p>0.2595381646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183.08">
            <text:p>183.08</text:p>
          </table:table-cell>
          <table:table-cell office:value-type="float" office:value="175.751">
            <text:p>175.751</text:p>
          </table:table-cell>
          <table:table-cell office:value-type="float" office:value="7.122">
            <text:p>7.122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7.122">
            <text:p>7.122</text:p>
          </table:table-cell>
          <table:table-cell office:value-type="float" office:value="3.89">
            <text:p>3.89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92.664">
            <text:p>92.664</text:p>
          </table:table-cell>
          <table:table-cell office:value-type="float" office:value="84.844">
            <text:p>84.844</text:p>
          </table:table-cell>
          <table:table-cell office:value-type="float" office:value="7.352">
            <text:p>7.352</text:p>
          </table:table-cell>
          <table:table-cell office:value-type="float" office:value="0.123">
            <text:p>0.123</text:p>
          </table:table-cell>
          <table:table-cell office:value-type="float" office:value="0.008">
            <text:p>0.008</text:p>
          </table:table-cell>
          <table:table-cell office:value-type="float" office:value="7.607">
            <text:p>7.607</text:p>
          </table:table-cell>
          <table:table-cell office:value-type="float" office:value="8.21">
            <text:p>8.21</text:p>
          </table:table-cell>
          <table:table-cell table:formula="of:=[.$C$9]/[.C10]" office:value-type="float" office:value="1.97574030907364">
            <text:p>1.9757403091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47.084">
            <text:p>47.084</text:p>
          </table:table-cell>
          <table:table-cell office:value-type="float" office:value="42.157">
            <text:p>42.157</text:p>
          </table:table-cell>
          <table:table-cell office:value-type="float" office:value="4.544">
            <text:p>4.544</text:p>
          </table:table-cell>
          <table:table-cell office:value-type="float" office:value="0.137">
            <text:p>0.137</text:p>
          </table:table-cell>
          <table:table-cell office:value-type="float" office:value="0.012">
            <text:p>0.012</text:p>
          </table:table-cell>
          <table:table-cell office:value-type="float" office:value="4.743">
            <text:p>4.743</text:p>
          </table:table-cell>
          <table:table-cell office:value-type="float" office:value="10.074">
            <text:p>10.074</text:p>
          </table:table-cell>
          <table:table-cell table:formula="of:=[.$C$9]/[.C11]" office:value-type="float" office:value="3.88836972219862">
            <text:p>3.8883697222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23.901">
            <text:p>23.901</text:p>
          </table:table-cell>
          <table:table-cell office:value-type="float" office:value="20.873">
            <text:p>20.873</text:p>
          </table:table-cell>
          <table:table-cell office:value-type="float" office:value="2.699">
            <text:p>2.699</text:p>
          </table:table-cell>
          <table:table-cell office:value-type="float" office:value="0.178">
            <text:p>0.178</text:p>
          </table:table-cell>
          <table:table-cell office:value-type="float" office:value="0.009">
            <text:p>0.009</text:p>
          </table:table-cell>
          <table:table-cell office:value-type="float" office:value="2.825">
            <text:p>2.825</text:p>
          </table:table-cell>
          <table:table-cell office:value-type="float" office:value="11.82">
            <text:p>11.82</text:p>
          </table:table-cell>
          <table:table-cell table:formula="of:=[.$C$9]/[.C12]" office:value-type="float" office:value="7.65993054683905">
            <text:p>7.6599305468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82.349">
            <text:p>82.349</text:p>
          </table:table-cell>
          <table:table-cell office:value-type="float" office:value="9.343">
            <text:p>9.343</text:p>
          </table:table-cell>
          <table:table-cell office:value-type="float" office:value="14.628">
            <text:p>14.628</text:p>
          </table:table-cell>
          <table:table-cell office:value-type="float" office:value="54.156">
            <text:p>54.156</text:p>
          </table:table-cell>
          <table:table-cell office:value-type="float" office:value="0.013">
            <text:p>0.013</text:p>
          </table:table-cell>
          <table:table-cell office:value-type="float" office:value="72.65">
            <text:p>72.65</text:p>
          </table:table-cell>
          <table:table-cell office:value-type="float" office:value="88.222">
            <text:p>88.222</text:p>
          </table:table-cell>
          <table:table-cell table:formula="of:=[.$C$9]/[.C13]" office:value-type="float" office:value="2.2232206827041">
            <text:p>2.2232206827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298.55">
            <text:p>298.55</text:p>
          </table:table-cell>
          <table:table-cell office:value-type="float" office:value="8.845">
            <text:p>8.845</text:p>
          </table:table-cell>
          <table:table-cell office:value-type="float" office:value="12.779">
            <text:p>12.779</text:p>
          </table:table-cell>
          <table:table-cell office:value-type="float" office:value="226.855">
            <text:p>226.855</text:p>
          </table:table-cell>
          <table:table-cell office:value-type="float" office:value="0.013">
            <text:p>0.013</text:p>
          </table:table-cell>
          <table:table-cell office:value-type="float" office:value="275.234">
            <text:p>275.234</text:p>
          </table:table-cell>
          <table:table-cell office:value-type="float" office:value="92.19">
            <text:p>92.19</text:p>
          </table:table-cell>
          <table:table-cell table:formula="of:=[.$C$9]/[.C14]" office:value-type="float" office:value="0.613230614637414">
            <text:p>0.6132306146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493.53">
            <text:p>493.53</text:p>
          </table:table-cell>
          <table:table-cell office:value-type="float" office:value="5.019">
            <text:p>5.019</text:p>
          </table:table-cell>
          <table:table-cell office:value-type="float" office:value="37.627">
            <text:p>37.627</text:p>
          </table:table-cell>
          <table:table-cell office:value-type="float" office:value="446.263">
            <text:p>446.263</text:p>
          </table:table-cell>
          <table:table-cell office:value-type="float" office:value="0.022">
            <text:p>0.022</text:p>
          </table:table-cell>
          <table:table-cell office:value-type="float" office:value="483.92">
            <text:p>483.92</text:p>
          </table:table-cell>
          <table:table-cell office:value-type="float" office:value="98.053">
            <text:p>98.053</text:p>
          </table:table-cell>
          <table:table-cell table:formula="of:=[.$C$9]/[.C15]" office:value-type="float" office:value="0.370960225315584">
            <text:p>0.3709602253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493.047">
            <text:p>493.047</text:p>
          </table:table-cell>
          <table:table-cell office:value-type="float" office:value="475.459">
            <text:p>475.459</text:p>
          </table:table-cell>
          <table:table-cell office:value-type="float" office:value="17.302">
            <text:p>17.302</text:p>
          </table:table-cell>
          <table:table-cell office:value-type="float" office:value="0.063">
            <text:p>0.063</text:p>
          </table:table-cell>
          <table:table-cell office:value-type="float" office:value="0.011">
            <text:p>0.011</text:p>
          </table:table-cell>
          <table:table-cell office:value-type="float" office:value="17.301">
            <text:p>17.301</text:p>
          </table:table-cell>
          <table:table-cell office:value-type="float" office:value="3.509">
            <text:p>3.509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253.17">
            <text:p>253.17</text:p>
          </table:table-cell>
          <table:table-cell office:value-type="float" office:value="233.078">
            <text:p>233.078</text:p>
          </table:table-cell>
          <table:table-cell office:value-type="float" office:value="19.744">
            <text:p>19.744</text:p>
          </table:table-cell>
          <table:table-cell office:value-type="float" office:value="0.142">
            <text:p>0.142</text:p>
          </table:table-cell>
          <table:table-cell office:value-type="float" office:value="0.012">
            <text:p>0.012</text:p>
          </table:table-cell>
          <table:table-cell office:value-type="float" office:value="19.853">
            <text:p>19.853</text:p>
          </table:table-cell>
          <table:table-cell office:value-type="float" office:value="7.842">
            <text:p>7.842</text:p>
          </table:table-cell>
          <table:table-cell table:formula="of:=[.$C$16]/[.C17]" office:value-type="float" office:value="1.94749377888375">
            <text:p>1.9474937789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130.895">
            <text:p>130.895</text:p>
          </table:table-cell>
          <table:table-cell office:value-type="float" office:value="114.689">
            <text:p>114.689</text:p>
          </table:table-cell>
          <table:table-cell office:value-type="float" office:value="10.876">
            <text:p>10.876</text:p>
          </table:table-cell>
          <table:table-cell office:value-type="float" office:value="0.155">
            <text:p>0.155</text:p>
          </table:table-cell>
          <table:table-cell office:value-type="float" office:value="0.009">
            <text:p>0.009</text:p>
          </table:table-cell>
          <table:table-cell office:value-type="float" office:value="15.959">
            <text:p>15.959</text:p>
          </table:table-cell>
          <table:table-cell office:value-type="float" office:value="12.192">
            <text:p>12.192</text:p>
          </table:table-cell>
          <table:table-cell table:formula="of:=[.$C$16]/[.C18]" office:value-type="float" office:value="3.76673669735284">
            <text:p>3.7667366974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63.61">
            <text:p>63.61</text:p>
          </table:table-cell>
          <table:table-cell office:value-type="float" office:value="53.76">
            <text:p>53.76</text:p>
          </table:table-cell>
          <table:table-cell office:value-type="float" office:value="6.222">
            <text:p>6.222</text:p>
          </table:table-cell>
          <table:table-cell office:value-type="float" office:value="0.189">
            <text:p>0.189</text:p>
          </table:table-cell>
          <table:table-cell office:value-type="float" office:value="0.009">
            <text:p>0.009</text:p>
          </table:table-cell>
          <table:table-cell office:value-type="float" office:value="9.667">
            <text:p>9.667</text:p>
          </table:table-cell>
          <table:table-cell office:value-type="float" office:value="15.197">
            <text:p>15.197</text:p>
          </table:table-cell>
          <table:table-cell table:formula="of:=[.$C$16]/[.C19]" office:value-type="float" office:value="7.75109259550385">
            <text:p>7.7510925955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55.97">
            <text:p>55.97</text:p>
          </table:table-cell>
          <table:table-cell office:value-type="float" office:value="31.611">
            <text:p>31.611</text:p>
          </table:table-cell>
          <table:table-cell office:value-type="float" office:value="12.097">
            <text:p>12.097</text:p>
          </table:table-cell>
          <table:table-cell office:value-type="float" office:value="9.964">
            <text:p>9.964</text:p>
          </table:table-cell>
          <table:table-cell office:value-type="float" office:value="0.017">
            <text:p>0.017</text:p>
          </table:table-cell>
          <table:table-cell office:value-type="float" office:value="23.665">
            <text:p>23.665</text:p>
          </table:table-cell>
          <table:table-cell office:value-type="float" office:value="42.281">
            <text:p>42.281</text:p>
          </table:table-cell>
          <table:table-cell table:formula="of:=[.$C$16]/[.C20]" office:value-type="float" office:value="8.80912989101304">
            <text:p>8.809129891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349.617">
            <text:p>349.617</text:p>
          </table:table-cell>
          <table:table-cell office:value-type="float" office:value="23.125">
            <text:p>23.125</text:p>
          </table:table-cell>
          <table:table-cell office:value-type="float" office:value="34.377">
            <text:p>34.377</text:p>
          </table:table-cell>
          <table:table-cell office:value-type="float" office:value="283.82">
            <text:p>283.82</text:p>
          </table:table-cell>
          <table:table-cell office:value-type="float" office:value="0.015">
            <text:p>0.015</text:p>
          </table:table-cell>
          <table:table-cell office:value-type="float" office:value="284.822">
            <text:p>284.822</text:p>
          </table:table-cell>
          <table:table-cell office:value-type="float" office:value="81.467">
            <text:p>81.467</text:p>
          </table:table-cell>
          <table:table-cell table:formula="of:=[.$C$16]/[.C21]" office:value-type="float" office:value="1.4102489295429">
            <text:p>1.4102489295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251.272">
            <text:p>251.272</text:p>
          </table:table-cell>
          <table:table-cell office:value-type="float" office:value="9.168">
            <text:p>9.168</text:p>
          </table:table-cell>
          <table:table-cell office:value-type="float" office:value="28.119">
            <text:p>28.119</text:p>
          </table:table-cell>
          <table:table-cell office:value-type="float" office:value="198.07">
            <text:p>198.07</text:p>
          </table:table-cell>
          <table:table-cell office:value-type="float" office:value="0.015">
            <text:p>0.015</text:p>
          </table:table-cell>
          <table:table-cell office:value-type="float" office:value="239.919">
            <text:p>239.919</text:p>
          </table:table-cell>
          <table:table-cell office:value-type="float" office:value="95.482">
            <text:p>95.482</text:p>
          </table:table-cell>
          <table:table-cell table:formula="of:=[.$C$16]/[.C22]" office:value-type="float" office:value="1.96220430449871">
            <text:p>1.9622043045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050.569">
            <text:p>1050.569</text:p>
          </table:table-cell>
          <table:table-cell office:value-type="float" office:value="1012.003">
            <text:p>1012.003</text:p>
          </table:table-cell>
          <table:table-cell office:value-type="float" office:value="38.202">
            <text:p>38.202</text:p>
          </table:table-cell>
          <table:table-cell office:value-type="float" office:value="0.064">
            <text:p>0.064</text:p>
          </table:table-cell>
          <table:table-cell office:value-type="float" office:value="0.012">
            <text:p>0.012</text:p>
          </table:table-cell>
          <table:table-cell office:value-type="float" office:value="38.201">
            <text:p>38.201</text:p>
          </table:table-cell>
          <table:table-cell office:value-type="float" office:value="3.636">
            <text:p>3.636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50.189">
            <text:p>550.189</text:p>
          </table:table-cell>
          <table:table-cell office:value-type="float" office:value="489.954">
            <text:p>489.954</text:p>
          </table:table-cell>
          <table:table-cell office:value-type="float" office:value="36.972">
            <text:p>36.972</text:p>
          </table:table-cell>
          <table:table-cell office:value-type="float" office:value="0.117">
            <text:p>0.117</text:p>
          </table:table-cell>
          <table:table-cell office:value-type="float" office:value="0.01">
            <text:p>0.01</text:p>
          </table:table-cell>
          <table:table-cell office:value-type="float" office:value="59.923">
            <text:p>59.923</text:p>
          </table:table-cell>
          <table:table-cell office:value-type="float" office:value="10.891">
            <text:p>10.891</text:p>
          </table:table-cell>
          <table:table-cell table:formula="of:=[.$C$23]/[.C24]" office:value-type="float" office:value="1.90946929146166">
            <text:p>1.9094692915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269.836">
            <text:p>269.836</text:p>
          </table:table-cell>
          <table:table-cell office:value-type="float" office:value="228.803">
            <text:p>228.803</text:p>
          </table:table-cell>
          <table:table-cell office:value-type="float" office:value="23.014">
            <text:p>23.014</text:p>
          </table:table-cell>
          <table:table-cell office:value-type="float" office:value="0.144">
            <text:p>0.144</text:p>
          </table:table-cell>
          <table:table-cell office:value-type="float" office:value="0.007">
            <text:p>0.007</text:p>
          </table:table-cell>
          <table:table-cell office:value-type="float" office:value="40.715">
            <text:p>40.715</text:p>
          </table:table-cell>
          <table:table-cell office:value-type="float" office:value="15.089">
            <text:p>15.089</text:p>
          </table:table-cell>
          <table:table-cell table:formula="of:=[.$C$23]/[.C25]" office:value-type="float" office:value="3.89336115270016">
            <text:p>3.8933611527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126.519">
            <text:p>126.519</text:p>
          </table:table-cell>
          <table:table-cell office:value-type="float" office:value="108.969">
            <text:p>108.969</text:p>
          </table:table-cell>
          <table:table-cell office:value-type="float" office:value="12.542">
            <text:p>12.542</text:p>
          </table:table-cell>
          <table:table-cell office:value-type="float" office:value="0.186">
            <text:p>0.186</text:p>
          </table:table-cell>
          <table:table-cell office:value-type="float" office:value="0.01">
            <text:p>0.01</text:p>
          </table:table-cell>
          <table:table-cell office:value-type="float" office:value="17.309">
            <text:p>17.309</text:p>
          </table:table-cell>
          <table:table-cell office:value-type="float" office:value="13.681">
            <text:p>13.681</text:p>
          </table:table-cell>
          <table:table-cell table:formula="of:=[.$C$23]/[.C26]" office:value-type="float" office:value="8.30364609268173">
            <text:p>8.3036460927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102.182">
            <text:p>102.182</text:p>
          </table:table-cell>
          <table:table-cell office:value-type="float" office:value="53.344">
            <text:p>53.344</text:p>
          </table:table-cell>
          <table:table-cell office:value-type="float" office:value="11.143">
            <text:p>11.143</text:p>
          </table:table-cell>
          <table:table-cell office:value-type="float" office:value="1.434">
            <text:p>1.434</text:p>
          </table:table-cell>
          <table:table-cell office:value-type="float" office:value="0.01">
            <text:p>0.01</text:p>
          </table:table-cell>
          <table:table-cell office:value-type="float" office:value="48.518">
            <text:p>48.518</text:p>
          </table:table-cell>
          <table:table-cell office:value-type="float" office:value="47.482">
            <text:p>47.482</text:p>
          </table:table-cell>
          <table:table-cell table:formula="of:=[.$C$23]/[.C27]" office:value-type="float" office:value="10.2813509228631">
            <text:p>10.2813509229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577.284">
            <text:p>577.284</text:p>
          </table:table-cell>
          <table:table-cell office:value-type="float" office:value="44.704">
            <text:p>44.704</text:p>
          </table:table-cell>
          <table:table-cell office:value-type="float" office:value="97.91">
            <text:p>97.91</text:p>
          </table:table-cell>
          <table:table-cell office:value-type="float" office:value="295.709">
            <text:p>295.709</text:p>
          </table:table-cell>
          <table:table-cell office:value-type="float" office:value="0.013">
            <text:p>0.013</text:p>
          </table:table-cell>
          <table:table-cell office:value-type="float" office:value="531.796">
            <text:p>531.796</text:p>
          </table:table-cell>
          <table:table-cell office:value-type="float" office:value="92.12">
            <text:p>92.12</text:p>
          </table:table-cell>
          <table:table-cell table:formula="of:=[.$C$23]/[.C28]" office:value-type="float" office:value="1.81984776990182">
            <text:p>1.8198477699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408.795">
            <text:p>408.795</text:p>
          </table:table-cell>
          <table:table-cell office:value-type="float" office:value="36.51">
            <text:p>36.51</text:p>
          </table:table-cell>
          <table:table-cell office:value-type="float" office:value="164.508">
            <text:p>164.508</text:p>
          </table:table-cell>
          <table:table-cell office:value-type="float" office:value="184.793">
            <text:p>184.793</text:p>
          </table:table-cell>
          <table:table-cell office:value-type="float" office:value="0.015">
            <text:p>0.015</text:p>
          </table:table-cell>
          <table:table-cell office:value-type="float" office:value="366.338">
            <text:p>366.338</text:p>
          </table:table-cell>
          <table:table-cell office:value-type="float" office:value="89.614">
            <text:p>89.614</text:p>
          </table:table-cell>
          <table:table-cell table:formula="of:=[.$C$23]/[.C29]" office:value-type="float" office:value="2.56991646179625">
            <text:p>2.5699164618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2118.72">
            <text:p>2118.72</text:p>
          </table:table-cell>
          <table:table-cell office:value-type="float" office:value="2050.748">
            <text:p>2050.748</text:p>
          </table:table-cell>
          <table:table-cell office:value-type="float" office:value="67.604">
            <text:p>67.604</text:p>
          </table:table-cell>
          <table:table-cell office:value-type="float" office:value="0.075">
            <text:p>0.075</text:p>
          </table:table-cell>
          <table:table-cell office:value-type="float" office:value="0.012">
            <text:p>0.012</text:p>
          </table:table-cell>
          <table:table-cell office:value-type="float" office:value="67.598">
            <text:p>67.598</text:p>
          </table:table-cell>
          <table:table-cell office:value-type="float" office:value="3.19">
            <text:p>3.19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1128.031">
            <text:p>1128.031</text:p>
          </table:table-cell>
          <table:table-cell office:value-type="float" office:value="1047.792">
            <text:p>1047.792</text:p>
          </table:table-cell>
          <table:table-cell office:value-type="float" office:value="79.772">
            <text:p>79.772</text:p>
          </table:table-cell>
          <table:table-cell office:value-type="float" office:value="0.166">
            <text:p>0.166</text:p>
          </table:table-cell>
          <table:table-cell office:value-type="float" office:value="0.01">
            <text:p>0.01</text:p>
          </table:table-cell>
          <table:table-cell office:value-type="float" office:value="79.913">
            <text:p>79.913</text:p>
          </table:table-cell>
          <table:table-cell office:value-type="float" office:value="7.084">
            <text:p>7.084</text:p>
          </table:table-cell>
          <table:table-cell table:formula="of:=[.$C$30]/[.C31]" office:value-type="float" office:value="1.87824625387068">
            <text:p>1.8782462539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555.174">
            <text:p>555.174</text:p>
          </table:table-cell>
          <table:table-cell office:value-type="float" office:value="482.621">
            <text:p>482.621</text:p>
          </table:table-cell>
          <table:table-cell office:value-type="float" office:value="46.202">
            <text:p>46.202</text:p>
          </table:table-cell>
          <table:table-cell office:value-type="float" office:value="0.183">
            <text:p>0.183</text:p>
          </table:table-cell>
          <table:table-cell office:value-type="float" office:value="0.013">
            <text:p>0.013</text:p>
          </table:table-cell>
          <table:table-cell office:value-type="float" office:value="72.214">
            <text:p>72.214</text:p>
          </table:table-cell>
          <table:table-cell office:value-type="float" office:value="13.007">
            <text:p>13.007</text:p>
          </table:table-cell>
          <table:table-cell table:formula="of:=[.$C$30]/[.C32]" office:value-type="float" office:value="3.81631704654757">
            <text:p>3.816317046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265.163">
            <text:p>265.163</text:p>
          </table:table-cell>
          <table:table-cell office:value-type="float" office:value="224.547">
            <text:p>224.547</text:p>
          </table:table-cell>
          <table:table-cell office:value-type="float" office:value="25.743">
            <text:p>25.743</text:p>
          </table:table-cell>
          <table:table-cell office:value-type="float" office:value="0.238">
            <text:p>0.238</text:p>
          </table:table-cell>
          <table:table-cell office:value-type="float" office:value="0.013">
            <text:p>0.013</text:p>
          </table:table-cell>
          <table:table-cell office:value-type="float" office:value="40.302">
            <text:p>40.302</text:p>
          </table:table-cell>
          <table:table-cell office:value-type="float" office:value="15.199">
            <text:p>15.199</text:p>
          </table:table-cell>
          <table:table-cell table:formula="of:=[.$C$30]/[.C33]" office:value-type="float" office:value="7.99025505066695">
            <text:p>7.9902550507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178.228">
            <text:p>178.228</text:p>
          </table:table-cell>
          <table:table-cell office:value-type="float" office:value="138.802">
            <text:p>138.802</text:p>
          </table:table-cell>
          <table:table-cell office:value-type="float" office:value="25.042">
            <text:p>25.042</text:p>
          </table:table-cell>
          <table:table-cell office:value-type="float" office:value="13.912">
            <text:p>13.912</text:p>
          </table:table-cell>
          <table:table-cell office:value-type="float" office:value="0.013">
            <text:p>0.013</text:p>
          </table:table-cell>
          <table:table-cell office:value-type="float" office:value="39.031">
            <text:p>39.031</text:p>
          </table:table-cell>
          <table:table-cell office:value-type="float" office:value="21.899">
            <text:p>21.899</text:p>
          </table:table-cell>
          <table:table-cell table:formula="of:=[.$C$30]/[.C34]" office:value-type="float" office:value="11.8876944138968">
            <text:p>11.8876944139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584.43">
            <text:p>584.43</text:p>
          </table:table-cell>
          <table:table-cell office:value-type="float" office:value="71.594">
            <text:p>71.594</text:p>
          </table:table-cell>
          <table:table-cell office:value-type="float" office:value="198.279">
            <text:p>198.279</text:p>
          </table:table-cell>
          <table:table-cell office:value-type="float" office:value="304.738">
            <text:p>304.738</text:p>
          </table:table-cell>
          <table:table-cell office:value-type="float" office:value="0.017">
            <text:p>0.017</text:p>
          </table:table-cell>
          <table:table-cell office:value-type="float" office:value="506.7">
            <text:p>506.7</text:p>
          </table:table-cell>
          <table:table-cell office:value-type="float" office:value="86.7">
            <text:p>86.7</text:p>
          </table:table-cell>
          <table:table-cell table:formula="of:=[.$C$30]/[.C35]" office:value-type="float" office:value="3.62527590986089">
            <text:p>3.6252759099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048.803">
            <text:p>1048.803</text:p>
          </table:table-cell>
          <table:table-cell office:value-type="float" office:value="43.309">
            <text:p>43.309</text:p>
          </table:table-cell>
          <table:table-cell office:value-type="float" office:value="595.802">
            <text:p>595.802</text:p>
          </table:table-cell>
          <table:table-cell office:value-type="float" office:value="409.279">
            <text:p>409.279</text:p>
          </table:table-cell>
          <table:table-cell office:value-type="float" office:value="0.02">
            <text:p>0.02</text:p>
          </table:table-cell>
          <table:table-cell office:value-type="float" office:value="987.093">
            <text:p>987.093</text:p>
          </table:table-cell>
          <table:table-cell office:value-type="float" office:value="94.116">
            <text:p>94.116</text:p>
          </table:table-cell>
          <table:table-cell table:formula="of:=[.$C$30]/[.C36]" office:value-type="float" office:value="2.02013152136292">
            <text:p>2.0201315214</text:p>
          </table:table-cell>
          <table:table-cell table:number-columns-repeated="1014"/>
        </table:table-row>
      </table:table>
      <table:table table:name="Speedup" table:style-name="ta1">
        <table:shapes>
          <draw:frame draw:z-index="0" draw:style-name="gr1" svg:width="9.6791in" svg:height="5.9925in" svg:x="0.0472in" svg:y="0.0382in">
            <draw:object draw:notify-on-update-of-ranges="Benchmark.A2:Benchmark.A8 Benchmark.B2:Benchmark.B2 Benchmark.J2:Benchmark.J8 Benchmark.A9:Benchmark.A15 Benchmark.B9:Benchmark.B9 Benchmark.J9:Benchmark.J15 Benchmark.A16:Benchmark.A22 Benchmark.B16:Benchmark.B16 Benchmark.J16:Benchmark.J22 Benchmark.A23:Benchmark.A29 Benchmark.B23:Benchmark.B23 Benchmark.J23:Benchmark.J29 Benchmark.A30:Benchmark.A36 Benchmark.B30:Benchmark.B30 Benchmark.J30:Benchmark.J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Speedup -O2" table:style-name="ta1">
        <table:shapes>
          <draw:frame draw:z-index="0" draw:style-name="gr1" svg:width="9.6791in" svg:height="5.9925in" svg:x="0.0472in" svg:y="0.0382in">
            <draw:object draw:notify-on-update-of-ranges="'Benchmark -O2'.A2:'Benchmark -O2'.A8 'Benchmark -O2'.B2:'Benchmark -O2'.B2 'Benchmark -O2'.J2:'Benchmark -O2'.J8 'Benchmark -O2'.A9:'Benchmark -O2'.A15 'Benchmark -O2'.B9:'Benchmark -O2'.B9 'Benchmark -O2'.J9:'Benchmark -O2'.J15 'Benchmark -O2'.A16:'Benchmark -O2'.A22 'Benchmark -O2'.B16:'Benchmark -O2'.B16 'Benchmark -O2'.J16:'Benchmark -O2'.J22 'Benchmark -O2'.A23:'Benchmark -O2'.A29 'Benchmark -O2'.B23:'Benchmark -O2'.B23 'Benchmark -O2'.J23:'Benchmark -O2'.J29 'Benchmark -O2'.A30:'Benchmark -O2'.A36 'Benchmark -O2'.B30:'Benchmark -O2'.B30 'Benchmark -O2'.J30:'Benchmark -O2'.J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Speedup -O3" table:style-name="ta1">
        <table:shapes>
          <draw:frame draw:z-index="0" draw:style-name="gr1" svg:width="9.6791in" svg:height="5.9925in" svg:x="0.0472in" svg:y="0.0382in">
            <draw:object draw:notify-on-update-of-ranges="'Benchmark -O3'.A2:'Benchmark -O3'.A8 'Benchmark -O3'.B2:'Benchmark -O3'.B2 'Benchmark -O3'.J2:'Benchmark -O3'.J8 'Benchmark -O3'.A9:'Benchmark -O3'.A15 'Benchmark -O3'.B9:'Benchmark -O3'.B9 'Benchmark -O3'.J9:'Benchmark -O3'.J15 'Benchmark -O3'.A16:'Benchmark -O3'.A22 'Benchmark -O3'.B16:'Benchmark -O3'.B16 'Benchmark -O3'.J16:'Benchmark -O3'.J22 'Benchmark -O3'.A23:'Benchmark -O3'.A29 'Benchmark -O3'.B23:'Benchmark -O3'.B23 'Benchmark -O3'.J23:'Benchmark -O3'.J29 'Benchmark -O3'.A30:'Benchmark -O3'.A36 'Benchmark -O3'.B30:'Benchmark -O3'.B30 'Benchmark -O3'.J30:'Benchmark -O3'.J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Communication time" table:style-name="ta1">
        <table:shapes>
          <draw:frame draw:z-index="0" draw:style-name="gr1" svg:width="9.6795in" svg:height="5.9406in" svg:x="0.0594in" svg:y="0.0764in">
            <draw:object draw:notify-on-update-of-ranges="Benchmark.A2:Benchmark.A8 Benchmark.B2:Benchmark.B2 Benchmark.I2:Benchmark.I8 Benchmark.B9:Benchmark.B9 Benchmark.I9:Benchmark.I15 Benchmark.B16:Benchmark.B16 Benchmark.I16:Benchmark.I22 Benchmark.B23:Benchmark.B23 Benchmark.I23:Benchmark.I29 Benchmark.B30:Benchmark.B30 Benchmark.I30:Benchmark.I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Communication time -O2" table:style-name="ta1">
        <table:shapes>
          <draw:frame draw:z-index="0" draw:style-name="gr1" svg:width="9.6795in" svg:height="5.9406in" svg:x="0.0594in" svg:y="0.0764in">
            <draw:object draw:notify-on-update-of-ranges="'Benchmark -O2'.A2:'Benchmark -O2'.A8 'Benchmark -O2'.B2:'Benchmark -O2'.B2 'Benchmark -O2'.I2:'Benchmark -O2'.I8 'Benchmark -O2'.B9:'Benchmark -O2'.B9 'Benchmark -O2'.I9:'Benchmark -O2'.I15 'Benchmark -O2'.B16:'Benchmark -O2'.B16 'Benchmark -O2'.I16:'Benchmark -O2'.I22 'Benchmark -O2'.B23:'Benchmark -O2'.B23 'Benchmark -O2'.I23:'Benchmark -O2'.I29 'Benchmark -O2'.B30:'Benchmark -O2'.B30 'Benchmark -O2'.I30:'Benchmark -O2'.I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Communication time -O3" table:style-name="ta1">
        <table:shapes>
          <draw:frame draw:z-index="0" draw:style-name="gr1" svg:width="9.6795in" svg:height="5.9406in" svg:x="0.0594in" svg:y="0.0764in">
            <draw:object draw:notify-on-update-of-ranges="'Benchmark -O3'.A2:'Benchmark -O3'.A8 'Benchmark -O3'.B2:'Benchmark -O3'.B2 'Benchmark -O3'.I2:'Benchmark -O3'.I8 'Benchmark -O3'.B9:'Benchmark -O3'.B9 'Benchmark -O3'.I9:'Benchmark -O3'.I15 'Benchmark -O3'.B16:'Benchmark -O3'.B16 'Benchmark -O3'.I16:'Benchmark -O3'.I22 'Benchmark -O3'.B23:'Benchmark -O3'.B23 'Benchmark -O3'.I23:'Benchmark -O3'.I29 'Benchmark -O3'.B30:'Benchmark -O3'.B30 'Benchmark -O3'.I30:'Benchmark -O3'.I3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="0.45in" fo:margin-top="0.45in" fo:margin-bottom="0.45in" fo:margin-left="0.45in" fo:margin-right="0.4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 style:data-style-name="N2" text:time-value="0000-00-00T20:16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44:05</meta:creation-date>
    <dc:date>2014-05-28T14:00:38</dc:date>
    <meta:editing-duration>PT41M54S</meta:editing-duration>
    <meta:editing-cycles>6</meta:editing-cycles>
    <meta:generator>LibreOffice/3.6$MacOSX_x86 LibreOffice_project/932b512-69e3009-7a10e5c-fc86223-a55908</meta:generator>
    <meta:document-statistic meta:table-count="9" meta:cell-count="108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Benchmark.A2:Benchmark.A8 Benchmark.B2:Benchmark.B2 Benchmark.J2:Benchmark.J36 Benchmark.B9:Benchmark.B9 Benchmark.B16:Benchmark.B16 Benchmark.B23:Benchmark.B23 Benchmark.B30:Benchmark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Benchmark.J2:Benchmark.J8" chart:label-cell-address="Benchmark.B2:Benchmark.B2" chart:class="chart:scatter">
            <chart:domain table:cell-range-address="Benchmark.A2:Benchmark.A8"/>
            <chart:data-point chart:repeated="7"/>
          </chart:series>
          <chart:series chart:style-name="ch11" chart:values-cell-range-address="Benchmark.J9:Benchmark.J15" chart:label-cell-address="Benchmark.B9:Benchmark.B9" chart:class="chart:scatter">
            <chart:domain table:cell-range-address="Benchmark.A9:Benchmark.A15"/>
            <chart:data-point chart:repeated="7"/>
          </chart:series>
          <chart:series chart:style-name="ch12" chart:values-cell-range-address="Benchmark.J16:Benchmark.J22" chart:label-cell-address="Benchmark.B16:Benchmark.B16" chart:class="chart:scatter">
            <chart:domain table:cell-range-address="Benchmark.A16:Benchmark.A22"/>
            <chart:data-point chart:repeated="7"/>
          </chart:series>
          <chart:series chart:style-name="ch13" chart:values-cell-range-address="Benchmark.J23:Benchmark.J29" chart:label-cell-address="Benchmark.B23:Benchmark.B23" chart:class="chart:scatter">
            <chart:domain table:cell-range-address="Benchmark.A23:Benchmark.A29"/>
            <chart:data-point chart:repeated="7"/>
          </chart:series>
          <chart:series chart:style-name="ch14" chart:values-cell-range-address="Benchmark.J30:Benchmark.J36" chart:label-cell-address="Benchmark.B30:Benchmark.B30" chart:class="chart:scatter">
            <chart:domain table:cell-range-address="Benchmark.A30:Benchmark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Benchmark.B2:Benchmark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Benchmark.B9:Benchmark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Benchmark.B16:Benchmark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Benchmark.B23:Benchmark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Benchmark.B30:Benchmark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nchmark.A2:Benchmark.A8</svg:desc>
                </draw:g>
              </table:table-cell>
              <table:table-cell office:value-type="float" office:value="1">
                <text:p>1</text:p>
                <draw:g>
                  <svg:desc>Benchmark.J2:Benchmark.J8</svg:desc>
                </draw:g>
              </table:table-cell>
              <table:table-cell office:value-type="float" office:value="1">
                <text:p>1</text:p>
                <draw:g>
                  <svg:desc>Benchmark.A9:Benchmark.A15</svg:desc>
                </draw:g>
              </table:table-cell>
              <table:table-cell office:value-type="float" office:value="1">
                <text:p>1</text:p>
                <draw:g>
                  <svg:desc>Benchmark.J9:Benchmark.J15</svg:desc>
                </draw:g>
              </table:table-cell>
              <table:table-cell office:value-type="float" office:value="1">
                <text:p>1</text:p>
                <draw:g>
                  <svg:desc>Benchmark.A16:Benchmark.A22</svg:desc>
                </draw:g>
              </table:table-cell>
              <table:table-cell office:value-type="float" office:value="1">
                <text:p>1</text:p>
                <draw:g>
                  <svg:desc>Benchmark.J16:Benchmark.J22</svg:desc>
                </draw:g>
              </table:table-cell>
              <table:table-cell office:value-type="float" office:value="1">
                <text:p>1</text:p>
                <draw:g>
                  <svg:desc>Benchmark.A23:Benchmark.A29</svg:desc>
                </draw:g>
              </table:table-cell>
              <table:table-cell office:value-type="float" office:value="1">
                <text:p>1</text:p>
                <draw:g>
                  <svg:desc>Benchmark.J23:Benchmark.J29</svg:desc>
                </draw:g>
              </table:table-cell>
              <table:table-cell office:value-type="float" office:value="1">
                <text:p>1</text:p>
                <draw:g>
                  <svg:desc>Benchmark.A30:Benchmark.A36</svg:desc>
                </draw:g>
              </table:table-cell>
              <table:table-cell office:value-type="float" office:value="1">
                <text:p>1</text:p>
                <draw:g>
                  <svg:desc>Benchmark.J30:Benchmark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882162060846">
                <text:p>1.92882162060846</text:p>
              </table:table-cell>
              <table:table-cell office:value-type="float" office:value="2">
                <text:p>2</text:p>
              </table:table-cell>
              <table:table-cell office:value-type="float" office:value="1.99520663073089">
                <text:p>1.99520663073089</text:p>
              </table:table-cell>
              <table:table-cell office:value-type="float" office:value="2">
                <text:p>2</text:p>
              </table:table-cell>
              <table:table-cell office:value-type="float" office:value="1.98853822232298">
                <text:p>1.98853822232298</text:p>
              </table:table-cell>
              <table:table-cell office:value-type="float" office:value="2">
                <text:p>2</text:p>
              </table:table-cell>
              <table:table-cell office:value-type="float" office:value="1.91695589932862">
                <text:p>1.91695589932862</text:p>
              </table:table-cell>
              <table:table-cell office:value-type="float" office:value="2">
                <text:p>2</text:p>
              </table:table-cell>
              <table:table-cell office:value-type="float" office:value="1.92575072572284">
                <text:p>1.9257507257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5375084045721">
                <text:p>3.95375084045721</text:p>
              </table:table-cell>
              <table:table-cell office:value-type="float" office:value="4">
                <text:p>4</text:p>
              </table:table-cell>
              <table:table-cell office:value-type="float" office:value="3.98750115837272">
                <text:p>3.98750115837272</text:p>
              </table:table-cell>
              <table:table-cell office:value-type="float" office:value="4">
                <text:p>4</text:p>
              </table:table-cell>
              <table:table-cell office:value-type="float" office:value="3.81693864564731">
                <text:p>3.81693864564731</text:p>
              </table:table-cell>
              <table:table-cell office:value-type="float" office:value="4">
                <text:p>4</text:p>
              </table:table-cell>
              <table:table-cell office:value-type="float" office:value="4.07960470949324">
                <text:p>4.07960470949324</text:p>
              </table:table-cell>
              <table:table-cell office:value-type="float" office:value="4">
                <text:p>4</text:p>
              </table:table-cell>
              <table:table-cell office:value-type="float" office:value="3.953411279979">
                <text:p>3.953411279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18932844293075">
                <text:p>7.18932844293075</text:p>
              </table:table-cell>
              <table:table-cell office:value-type="float" office:value="8">
                <text:p>8</text:p>
              </table:table-cell>
              <table:table-cell office:value-type="float" office:value="8.20794487231455">
                <text:p>8.20794487231455</text:p>
              </table:table-cell>
              <table:table-cell office:value-type="float" office:value="8">
                <text:p>8</text:p>
              </table:table-cell>
              <table:table-cell office:value-type="float" office:value="8.26318689620235">
                <text:p>8.26318689620235</text:p>
              </table:table-cell>
              <table:table-cell office:value-type="float" office:value="8">
                <text:p>8</text:p>
              </table:table-cell>
              <table:table-cell office:value-type="float" office:value="8.41101523727711">
                <text:p>8.41101523727711</text:p>
              </table:table-cell>
              <table:table-cell office:value-type="float" office:value="8">
                <text:p>8</text:p>
              </table:table-cell>
              <table:table-cell office:value-type="float" office:value="8.30470034079135">
                <text:p>8.30470034079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6746908309692">
                <text:p>2.26746908309692</text:p>
              </table:table-cell>
              <table:table-cell office:value-type="float" office:value="16">
                <text:p>16</text:p>
              </table:table-cell>
              <table:table-cell office:value-type="float" office:value="8.49916053528221">
                <text:p>8.49916053528221</text:p>
              </table:table-cell>
              <table:table-cell office:value-type="float" office:value="16">
                <text:p>16</text:p>
              </table:table-cell>
              <table:table-cell office:value-type="float" office:value="12.4688061583027">
                <text:p>12.4688061583027</text:p>
              </table:table-cell>
              <table:table-cell office:value-type="float" office:value="16">
                <text:p>16</text:p>
              </table:table-cell>
              <table:table-cell office:value-type="float" office:value="13.248296927436">
                <text:p>13.248296927436</text:p>
              </table:table-cell>
              <table:table-cell office:value-type="float" office:value="16">
                <text:p>16</text:p>
              </table:table-cell>
              <table:table-cell office:value-type="float" office:value="13.2099395038522">
                <text:p>13.2099395038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06620646782278">
                <text:p>1.06620646782278</text:p>
              </table:table-cell>
              <table:table-cell office:value-type="float" office:value="32">
                <text:p>32</text:p>
              </table:table-cell>
              <table:table-cell office:value-type="float" office:value="1.36926956750027">
                <text:p>1.36926956750027</text:p>
              </table:table-cell>
              <table:table-cell office:value-type="float" office:value="32">
                <text:p>32</text:p>
              </table:table-cell>
              <table:table-cell office:value-type="float" office:value="4.0677484840265">
                <text:p>4.0677484840265</text:p>
              </table:table-cell>
              <table:table-cell office:value-type="float" office:value="32">
                <text:p>32</text:p>
              </table:table-cell>
              <table:table-cell office:value-type="float" office:value="5.77953140158732">
                <text:p>5.77953140158732</text:p>
              </table:table-cell>
              <table:table-cell office:value-type="float" office:value="32">
                <text:p>32</text:p>
              </table:table-cell>
              <table:table-cell office:value-type="float" office:value="5.68604550123005">
                <text:p>5.68604550123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5401222182624">
                <text:p>0.15401222182624</text:p>
              </table:table-cell>
              <table:table-cell office:value-type="float" office:value="64">
                <text:p>64</text:p>
              </table:table-cell>
              <table:table-cell office:value-type="float" office:value="0.813629949678905">
                <text:p>0.813629949678905</text:p>
              </table:table-cell>
              <table:table-cell office:value-type="float" office:value="64">
                <text:p>64</text:p>
              </table:table-cell>
              <table:table-cell office:value-type="float" office:value="3.27063164856194">
                <text:p>3.27063164856194</text:p>
              </table:table-cell>
              <table:table-cell office:value-type="float" office:value="64">
                <text:p>64</text:p>
              </table:table-cell>
              <table:table-cell office:value-type="float" office:value="4.75658236493766">
                <text:p>4.75658236493766</text:p>
              </table:table-cell>
              <table:table-cell office:value-type="float" office:value="64">
                <text:p>64</text:p>
              </table:table-cell>
              <table:table-cell office:value-type="float" office:value="3.9151502846404">
                <text:p>3.9151502846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Benchmark.A2:Benchmark.A8 Benchmark.B2:Benchmark.B2 Benchmark.I2:Benchmark.I36 Benchmark.B9:Benchmark.B9 Benchmark.B16:Benchmark.B16 Benchmark.B23:Benchmark.B23 Benchmark.B30:Benchmark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Benchmark.A2:Benchmark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Benchmark.I2:Benchmark.I8" chart:label-cell-address="Benchmark.B2:Benchmark.B2" chart:class="chart:bar">
            <chart:data-point chart:repeated="7"/>
          </chart:series>
          <chart:series chart:style-name="ch11" chart:values-cell-range-address="Benchmark.I9:Benchmark.I15" chart:label-cell-address="Benchmark.B9:Benchmark.B9" chart:class="chart:bar">
            <chart:data-point chart:repeated="7"/>
          </chart:series>
          <chart:series chart:style-name="ch12" chart:values-cell-range-address="Benchmark.I16:Benchmark.I22" chart:label-cell-address="Benchmark.B16:Benchmark.B16" chart:class="chart:bar">
            <chart:data-point chart:repeated="7"/>
          </chart:series>
          <chart:series chart:style-name="ch13" chart:values-cell-range-address="Benchmark.I23:Benchmark.I29" chart:label-cell-address="Benchmark.B23:Benchmark.B23" chart:class="chart:bar">
            <chart:data-point chart:repeated="7"/>
          </chart:series>
          <chart:series chart:style-name="ch14" chart:values-cell-range-address="Benchmark.I30:Benchmark.I36" chart:label-cell-address="Benchmark.B30:Benchmark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Benchmark.B2:Benchmark.B2</svg:desc>
                </draw:g>
              </table:table-cell>
              <table:table-cell office:value-type="string">
                <text:p>200000</text:p>
                <draw:g>
                  <svg:desc>Benchmark.B9:Benchmark.B9</svg:desc>
                </draw:g>
              </table:table-cell>
              <table:table-cell office:value-type="string">
                <text:p>500000</text:p>
                <draw:g>
                  <svg:desc>Benchmark.B16:Benchmark.B16</svg:desc>
                </draw:g>
              </table:table-cell>
              <table:table-cell office:value-type="string">
                <text:p>1000000</text:p>
                <draw:g>
                  <svg:desc>Benchmark.B23:Benchmark.B23</svg:desc>
                </draw:g>
              </table:table-cell>
              <table:table-cell office:value-type="string">
                <text:p>2000000</text:p>
                <draw:g>
                  <svg:desc>Benchmark.B30:Benchmark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Benchmark.A2:Benchmark.A8</svg:desc>
                </draw:g>
              </table:table-cell>
              <table:table-cell office:value-type="float" office:value="2.643">
                <text:p>2.643</text:p>
                <draw:g>
                  <svg:desc>Benchmark.I2:Benchmark.I8</svg:desc>
                </draw:g>
              </table:table-cell>
              <table:table-cell office:value-type="float" office:value="2.022">
                <text:p>2.022</text:p>
                <draw:g>
                  <svg:desc>Benchmark.I9:Benchmark.I15</svg:desc>
                </draw:g>
              </table:table-cell>
              <table:table-cell office:value-type="float" office:value="2.111">
                <text:p>2.111</text:p>
                <draw:g>
                  <svg:desc>Benchmark.I16:Benchmark.I22</svg:desc>
                </draw:g>
              </table:table-cell>
              <table:table-cell office:value-type="float" office:value="2">
                <text:p>2</text:p>
                <draw:g>
                  <svg:desc>Benchmark.I23:Benchmark.I29</svg:desc>
                </draw:g>
              </table:table-cell>
              <table:table-cell office:value-type="float" office:value="1.949">
                <text:p>1.949</text:p>
                <draw:g>
                  <svg:desc>Benchmark.I30:Benchmark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222">
                <text:p>10.222</text:p>
              </table:table-cell>
              <table:table-cell office:value-type="float" office:value="5.488">
                <text:p>5.488</text:p>
              </table:table-cell>
              <table:table-cell office:value-type="float" office:value="4.202">
                <text:p>4.202</text:p>
              </table:table-cell>
              <table:table-cell office:value-type="float" office:value="10.107">
                <text:p>10.107</text:p>
              </table:table-cell>
              <table:table-cell office:value-type="float" office:value="4.015">
                <text:p>4.0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28">
                <text:p>9.28</text:p>
              </table:table-cell>
              <table:table-cell office:value-type="float" office:value="6.891">
                <text:p>6.891</text:p>
              </table:table-cell>
              <table:table-cell office:value-type="float" office:value="10.311">
                <text:p>10.311</text:p>
              </table:table-cell>
              <table:table-cell office:value-type="float" office:value="8.967">
                <text:p>8.967</text:p>
              </table:table-cell>
              <table:table-cell office:value-type="float" office:value="7.839">
                <text:p>7.8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.991">
                <text:p>22.991</text:p>
              </table:table-cell>
              <table:table-cell office:value-type="float" office:value="6.525">
                <text:p>6.525</text:p>
              </table:table-cell>
              <table:table-cell office:value-type="float" office:value="8.467">
                <text:p>8.467</text:p>
              </table:table-cell>
              <table:table-cell office:value-type="float" office:value="11.79">
                <text:p>11.79</text:p>
              </table:table-cell>
              <table:table-cell office:value-type="float" office:value="9.163">
                <text:p>9.1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1.183">
                <text:p>71.183</text:p>
              </table:table-cell>
              <table:table-cell office:value-type="float" office:value="53.273">
                <text:p>53.273</text:p>
              </table:table-cell>
              <table:table-cell office:value-type="float" office:value="26.839">
                <text:p>26.839</text:p>
              </table:table-cell>
              <table:table-cell office:value-type="float" office:value="17.185">
                <text:p>17.185</text:p>
              </table:table-cell>
              <table:table-cell office:value-type="float" office:value="25.454">
                <text:p>25.45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4.844">
                <text:p>94.844</text:p>
              </table:table-cell>
              <table:table-cell office:value-type="float" office:value="92.001">
                <text:p>92.001</text:p>
              </table:table-cell>
              <table:table-cell office:value-type="float" office:value="82.674">
                <text:p>82.674</text:p>
              </table:table-cell>
              <table:table-cell office:value-type="float" office:value="74.498">
                <text:p>74.498</text:p>
              </table:table-cell>
              <table:table-cell office:value-type="float" office:value="80.798">
                <text:p>80.79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4.992">
                <text:p>94.992</text:p>
              </table:table-cell>
              <table:table-cell office:value-type="float" office:value="96.326">
                <text:p>96.326</text:p>
              </table:table-cell>
              <table:table-cell office:value-type="float" office:value="88.796">
                <text:p>88.796</text:p>
              </table:table-cell>
              <table:table-cell office:value-type="float" office:value="86.288">
                <text:p>86.288</text:p>
              </table:table-cell>
              <table:table-cell office:value-type="float" office:value="88.496">
                <text:p>88.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-O2'.A2:'Benchmark -O2'.A8 'Benchmark -O2'.B2:'Benchmark -O2'.B2 'Benchmark -O2'.J2:'Benchmark -O2'.J36 'Benchmark -O2'.B9:'Benchmark -O2'.B9 'Benchmark -O2'.B16:'Benchmark -O2'.B16 'Benchmark -O2'.B23:'Benchmark -O2'.B23 'Benchmark -O2'.B30:'Benchmark -O2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-O2'.J2:'Benchmark -O2'.J8" chart:label-cell-address="'Benchmark -O2'.B2:'Benchmark -O2'.B2" chart:class="chart:scatter">
            <chart:domain table:cell-range-address="'Benchmark -O2'.A2:'Benchmark -O2'.A8"/>
            <chart:data-point chart:repeated="7"/>
          </chart:series>
          <chart:series chart:style-name="ch11" chart:values-cell-range-address="'Benchmark -O2'.J9:'Benchmark -O2'.J15" chart:label-cell-address="'Benchmark -O2'.B9:'Benchmark -O2'.B9" chart:class="chart:scatter">
            <chart:domain table:cell-range-address="'Benchmark -O2'.A9:'Benchmark -O2'.A15"/>
            <chart:data-point chart:repeated="7"/>
          </chart:series>
          <chart:series chart:style-name="ch12" chart:values-cell-range-address="'Benchmark -O2'.J16:'Benchmark -O2'.J22" chart:label-cell-address="'Benchmark -O2'.B16:'Benchmark -O2'.B16" chart:class="chart:scatter">
            <chart:domain table:cell-range-address="'Benchmark -O2'.A16:'Benchmark -O2'.A22"/>
            <chart:data-point chart:repeated="7"/>
          </chart:series>
          <chart:series chart:style-name="ch13" chart:values-cell-range-address="'Benchmark -O2'.J23:'Benchmark -O2'.J29" chart:label-cell-address="'Benchmark -O2'.B23:'Benchmark -O2'.B23" chart:class="chart:scatter">
            <chart:domain table:cell-range-address="'Benchmark -O2'.A23:'Benchmark -O2'.A29"/>
            <chart:data-point chart:repeated="7"/>
          </chart:series>
          <chart:series chart:style-name="ch14" chart:values-cell-range-address="'Benchmark -O2'.J30:'Benchmark -O2'.J36" chart:label-cell-address="'Benchmark -O2'.B30:'Benchmark -O2'.B30" chart:class="chart:scatter">
            <chart:domain table:cell-range-address="'Benchmark -O2'.A30:'Benchmark -O2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-O2'.B2:'Benchmark -O2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-O2'.B9:'Benchmark -O2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-O2'.B16:'Benchmark -O2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-O2'.B23:'Benchmark -O2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-O2'.B30:'Benchmark -O2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-O2'.A2:'Benchmark -O2'.A8</svg:desc>
                </draw:g>
              </table:table-cell>
              <table:table-cell office:value-type="float" office:value="1">
                <text:p>1</text:p>
                <draw:g>
                  <svg:desc>'Benchmark -O2'.J2:'Benchmark -O2'.J8</svg:desc>
                </draw:g>
              </table:table-cell>
              <table:table-cell office:value-type="float" office:value="1">
                <text:p>1</text:p>
                <draw:g>
                  <svg:desc>'Benchmark -O2'.A9:'Benchmark -O2'.A15</svg:desc>
                </draw:g>
              </table:table-cell>
              <table:table-cell office:value-type="float" office:value="1">
                <text:p>1</text:p>
                <draw:g>
                  <svg:desc>'Benchmark -O2'.J9:'Benchmark -O2'.J15</svg:desc>
                </draw:g>
              </table:table-cell>
              <table:table-cell office:value-type="float" office:value="1">
                <text:p>1</text:p>
                <draw:g>
                  <svg:desc>'Benchmark -O2'.A16:'Benchmark -O2'.A22</svg:desc>
                </draw:g>
              </table:table-cell>
              <table:table-cell office:value-type="float" office:value="1">
                <text:p>1</text:p>
                <draw:g>
                  <svg:desc>'Benchmark -O2'.J16:'Benchmark -O2'.J22</svg:desc>
                </draw:g>
              </table:table-cell>
              <table:table-cell office:value-type="float" office:value="1">
                <text:p>1</text:p>
                <draw:g>
                  <svg:desc>'Benchmark -O2'.A23:'Benchmark -O2'.A29</svg:desc>
                </draw:g>
              </table:table-cell>
              <table:table-cell office:value-type="float" office:value="1">
                <text:p>1</text:p>
                <draw:g>
                  <svg:desc>'Benchmark -O2'.J23:'Benchmark -O2'.J29</svg:desc>
                </draw:g>
              </table:table-cell>
              <table:table-cell office:value-type="float" office:value="1">
                <text:p>1</text:p>
                <draw:g>
                  <svg:desc>'Benchmark -O2'.A30:'Benchmark -O2'.A36</svg:desc>
                </draw:g>
              </table:table-cell>
              <table:table-cell office:value-type="float" office:value="1">
                <text:p>1</text:p>
                <draw:g>
                  <svg:desc>'Benchmark -O2'.J30:'Benchmark -O2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485142364799">
                <text:p>1.84485142364799</text:p>
              </table:table-cell>
              <table:table-cell office:value-type="float" office:value="2">
                <text:p>2</text:p>
              </table:table-cell>
              <table:table-cell office:value-type="float" office:value="1.93354569420035">
                <text:p>1.93354569420035</text:p>
              </table:table-cell>
              <table:table-cell office:value-type="float" office:value="2">
                <text:p>2</text:p>
              </table:table-cell>
              <table:table-cell office:value-type="float" office:value="1.96334878404507">
                <text:p>1.96334878404507</text:p>
              </table:table-cell>
              <table:table-cell office:value-type="float" office:value="2">
                <text:p>2</text:p>
              </table:table-cell>
              <table:table-cell office:value-type="float" office:value="1.93202329194984">
                <text:p>1.93202329194984</text:p>
              </table:table-cell>
              <table:table-cell office:value-type="float" office:value="2">
                <text:p>2</text:p>
              </table:table-cell>
              <table:table-cell office:value-type="float" office:value="1.92034739517348">
                <text:p>1.92034739517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31786041451964">
                <text:p>1.31786041451964</text:p>
              </table:table-cell>
              <table:table-cell office:value-type="float" office:value="4">
                <text:p>4</text:p>
              </table:table-cell>
              <table:table-cell office:value-type="float" office:value="3.89149483500141">
                <text:p>3.89149483500141</text:p>
              </table:table-cell>
              <table:table-cell office:value-type="float" office:value="4">
                <text:p>4</text:p>
              </table:table-cell>
              <table:table-cell office:value-type="float" office:value="3.75924281075243">
                <text:p>3.75924281075243</text:p>
              </table:table-cell>
              <table:table-cell office:value-type="float" office:value="4">
                <text:p>4</text:p>
              </table:table-cell>
              <table:table-cell office:value-type="float" office:value="3.86521271919113">
                <text:p>3.86521271919113</text:p>
              </table:table-cell>
              <table:table-cell office:value-type="float" office:value="4">
                <text:p>4</text:p>
              </table:table-cell>
              <table:table-cell office:value-type="float" office:value="3.86980531155288">
                <text:p>3.86980531155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19023818820773">
                <text:p>7.19023818820773</text:p>
              </table:table-cell>
              <table:table-cell office:value-type="float" office:value="8">
                <text:p>8</text:p>
              </table:table-cell>
              <table:table-cell office:value-type="float" office:value="7.76519890920757">
                <text:p>7.76519890920757</text:p>
              </table:table-cell>
              <table:table-cell office:value-type="float" office:value="8">
                <text:p>8</text:p>
              </table:table-cell>
              <table:table-cell office:value-type="float" office:value="7.92358614905344">
                <text:p>7.92358614905344</text:p>
              </table:table-cell>
              <table:table-cell office:value-type="float" office:value="8">
                <text:p>8</text:p>
              </table:table-cell>
              <table:table-cell office:value-type="float" office:value="8.19419378698225">
                <text:p>8.19419378698225</text:p>
              </table:table-cell>
              <table:table-cell office:value-type="float" office:value="8">
                <text:p>8</text:p>
              </table:table-cell>
              <table:table-cell office:value-type="float" office:value="7.25015879737455">
                <text:p>7.25015879737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4084803727201">
                <text:p>1.14084803727201</text:p>
              </table:table-cell>
              <table:table-cell office:value-type="float" office:value="16">
                <text:p>16</text:p>
              </table:table-cell>
              <table:table-cell office:value-type="float" office:value="2.4930217587228">
                <text:p>2.4930217587228</text:p>
              </table:table-cell>
              <table:table-cell office:value-type="float" office:value="16">
                <text:p>16</text:p>
              </table:table-cell>
              <table:table-cell office:value-type="float" office:value="10.0603190902695">
                <text:p>10.0603190902695</text:p>
              </table:table-cell>
              <table:table-cell office:value-type="float" office:value="16">
                <text:p>16</text:p>
              </table:table-cell>
              <table:table-cell office:value-type="float" office:value="12.1929892141757">
                <text:p>12.1929892141757</text:p>
              </table:table-cell>
              <table:table-cell office:value-type="float" office:value="16">
                <text:p>16</text:p>
              </table:table-cell>
              <table:table-cell office:value-type="float" office:value="11.6650837974409">
                <text:p>11.6650837974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4361097081622">
                <text:p>0.404361097081622</text:p>
              </table:table-cell>
              <table:table-cell office:value-type="float" office:value="32">
                <text:p>32</text:p>
              </table:table-cell>
              <table:table-cell office:value-type="float" office:value="1.42586892488954">
                <text:p>1.42586892488954</text:p>
              </table:table-cell>
              <table:table-cell office:value-type="float" office:value="32">
                <text:p>32</text:p>
              </table:table-cell>
              <table:table-cell office:value-type="float" office:value="1.20026771331987">
                <text:p>1.20026771331987</text:p>
              </table:table-cell>
              <table:table-cell office:value-type="float" office:value="32">
                <text:p>32</text:p>
              </table:table-cell>
              <table:table-cell office:value-type="float" office:value="2.30653200419727">
                <text:p>2.30653200419727</text:p>
              </table:table-cell>
              <table:table-cell office:value-type="float" office:value="32">
                <text:p>32</text:p>
              </table:table-cell>
              <table:table-cell office:value-type="float" office:value="3.15306271930131">
                <text:p>3.15306271930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214055383642506">
                <text:p>0.214055383642506</text:p>
              </table:table-cell>
              <table:table-cell office:value-type="float" office:value="64">
                <text:p>64</text:p>
              </table:table-cell>
              <table:table-cell office:value-type="float" office:value="0.391150120698536">
                <text:p>0.391150120698536</text:p>
              </table:table-cell>
              <table:table-cell office:value-type="float" office:value="64">
                <text:p>64</text:p>
              </table:table-cell>
              <table:table-cell office:value-type="float" office:value="1.00700086035587">
                <text:p>1.00700086035587</text:p>
              </table:table-cell>
              <table:table-cell office:value-type="float" office:value="64">
                <text:p>64</text:p>
              </table:table-cell>
              <table:table-cell office:value-type="float" office:value="2.13817960743443">
                <text:p>2.13817960743443</text:p>
              </table:table-cell>
              <table:table-cell office:value-type="float" office:value="64">
                <text:p>64</text:p>
              </table:table-cell>
              <table:table-cell office:value-type="float" office:value="2.06186023173068">
                <text:p>2.061860231730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-O2'.A2:'Benchmark -O2'.A8 'Benchmark -O2'.B2:'Benchmark -O2'.B2 'Benchmark -O2'.I2:'Benchmark -O2'.I36 'Benchmark -O2'.B9:'Benchmark -O2'.B9 'Benchmark -O2'.B16:'Benchmark -O2'.B16 'Benchmark -O2'.B23:'Benchmark -O2'.B23 'Benchmark -O2'.B30:'Benchmark -O2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-O2'.A2:'Benchmark -O2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-O2'.I2:'Benchmark -O2'.I8" chart:label-cell-address="'Benchmark -O2'.B2:'Benchmark -O2'.B2" chart:class="chart:bar">
            <chart:data-point chart:repeated="7"/>
          </chart:series>
          <chart:series chart:style-name="ch11" chart:values-cell-range-address="'Benchmark -O2'.I9:'Benchmark -O2'.I15" chart:label-cell-address="'Benchmark -O2'.B9:'Benchmark -O2'.B9" chart:class="chart:bar">
            <chart:data-point chart:repeated="7"/>
          </chart:series>
          <chart:series chart:style-name="ch12" chart:values-cell-range-address="'Benchmark -O2'.I16:'Benchmark -O2'.I22" chart:label-cell-address="'Benchmark -O2'.B16:'Benchmark -O2'.B16" chart:class="chart:bar">
            <chart:data-point chart:repeated="7"/>
          </chart:series>
          <chart:series chart:style-name="ch13" chart:values-cell-range-address="'Benchmark -O2'.I23:'Benchmark -O2'.I29" chart:label-cell-address="'Benchmark -O2'.B23:'Benchmark -O2'.B23" chart:class="chart:bar">
            <chart:data-point chart:repeated="7"/>
          </chart:series>
          <chart:series chart:style-name="ch14" chart:values-cell-range-address="'Benchmark -O2'.I30:'Benchmark -O2'.I36" chart:label-cell-address="'Benchmark -O2'.B30:'Benchmark -O2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-O2'.B2:'Benchmark -O2'.B2</svg:desc>
                </draw:g>
              </table:table-cell>
              <table:table-cell office:value-type="string">
                <text:p>200000</text:p>
                <draw:g>
                  <svg:desc>'Benchmark -O2'.B9:'Benchmark -O2'.B9</svg:desc>
                </draw:g>
              </table:table-cell>
              <table:table-cell office:value-type="string">
                <text:p>500000</text:p>
                <draw:g>
                  <svg:desc>'Benchmark -O2'.B16:'Benchmark -O2'.B16</svg:desc>
                </draw:g>
              </table:table-cell>
              <table:table-cell office:value-type="string">
                <text:p>1000000</text:p>
                <draw:g>
                  <svg:desc>'Benchmark -O2'.B23:'Benchmark -O2'.B23</svg:desc>
                </draw:g>
              </table:table-cell>
              <table:table-cell office:value-type="string">
                <text:p>2000000</text:p>
                <draw:g>
                  <svg:desc>'Benchmark -O2'.B30:'Benchmark -O2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-O2'.A2:'Benchmark -O2'.A8</svg:desc>
                </draw:g>
              </table:table-cell>
              <table:table-cell office:value-type="float" office:value="4.012">
                <text:p>4.012</text:p>
                <draw:g>
                  <svg:desc>'Benchmark -O2'.I2:'Benchmark -O2'.I8</svg:desc>
                </draw:g>
              </table:table-cell>
              <table:table-cell office:value-type="float" office:value="3.953">
                <text:p>3.953</text:p>
                <draw:g>
                  <svg:desc>'Benchmark -O2'.I9:'Benchmark -O2'.I15</svg:desc>
                </draw:g>
              </table:table-cell>
              <table:table-cell office:value-type="float" office:value="3.799">
                <text:p>3.799</text:p>
                <draw:g>
                  <svg:desc>'Benchmark -O2'.I16:'Benchmark -O2'.I22</svg:desc>
                </draw:g>
              </table:table-cell>
              <table:table-cell office:value-type="float" office:value="3.436">
                <text:p>3.436</text:p>
                <draw:g>
                  <svg:desc>'Benchmark -O2'.I23:'Benchmark -O2'.I29</svg:desc>
                </draw:g>
              </table:table-cell>
              <table:table-cell office:value-type="float" office:value="3.364">
                <text:p>3.364</text:p>
                <draw:g>
                  <svg:desc>'Benchmark -O2'.I30:'Benchmark -O2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264">
                <text:p>13.264</text:p>
              </table:table-cell>
              <table:table-cell office:value-type="float" office:value="7.986">
                <text:p>7.986</text:p>
              </table:table-cell>
              <table:table-cell office:value-type="float" office:value="6.829">
                <text:p>6.829</text:p>
              </table:table-cell>
              <table:table-cell office:value-type="float" office:value="8.937">
                <text:p>8.937</text:p>
              </table:table-cell>
              <table:table-cell office:value-type="float" office:value="6.561">
                <text:p>6.5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.887">
                <text:p>69.887</text:p>
              </table:table-cell>
              <table:table-cell office:value-type="float" office:value="9.93">
                <text:p>9.93</text:p>
              </table:table-cell>
              <table:table-cell office:value-type="float" office:value="14.873">
                <text:p>14.873</text:p>
              </table:table-cell>
              <table:table-cell office:value-type="float" office:value="16.045">
                <text:p>16.045</text:p>
              </table:table-cell>
              <table:table-cell office:value-type="float" office:value="11.277">
                <text:p>11.2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.952">
                <text:p>20.952</text:p>
              </table:table-cell>
              <table:table-cell office:value-type="float" office:value="11.485">
                <text:p>11.485</text:p>
              </table:table-cell>
              <table:table-cell office:value-type="float" office:value="15.341">
                <text:p>15.341</text:p>
              </table:table-cell>
              <table:table-cell office:value-type="float" office:value="15.253">
                <text:p>15.253</text:p>
              </table:table-cell>
              <table:table-cell office:value-type="float" office:value="24.489">
                <text:p>24.4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0.287">
                <text:p>90.287</text:p>
              </table:table-cell>
              <table:table-cell office:value-type="float" office:value="86.674">
                <text:p>86.674</text:p>
              </table:table-cell>
              <table:table-cell office:value-type="float" office:value="45.073">
                <text:p>45.073</text:p>
              </table:table-cell>
              <table:table-cell office:value-type="float" office:value="24.657">
                <text:p>24.657</text:p>
              </table:table-cell>
              <table:table-cell office:value-type="float" office:value="25.174">
                <text:p>25.17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2.279">
                <text:p>92.279</text:p>
              </table:table-cell>
              <table:table-cell office:value-type="float" office:value="91.186">
                <text:p>91.186</text:p>
              </table:table-cell>
              <table:table-cell office:value-type="float" office:value="93.743">
                <text:p>93.743</text:p>
              </table:table-cell>
              <table:table-cell office:value-type="float" office:value="83.576">
                <text:p>83.576</text:p>
              </table:table-cell>
              <table:table-cell office:value-type="float" office:value="84.72">
                <text:p>84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7.572">
                <text:p>97.572</text:p>
              </table:table-cell>
              <table:table-cell office:value-type="float" office:value="98.334">
                <text:p>98.334</text:p>
              </table:table-cell>
              <table:table-cell office:value-type="float" office:value="96.326">
                <text:p>96.326</text:p>
              </table:table-cell>
              <table:table-cell office:value-type="float" office:value="92.711">
                <text:p>92.711</text:p>
              </table:table-cell>
              <table:table-cell office:value-type="float" office:value="93.348">
                <text:p>93.3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-O3'.A2:'Benchmark -O3'.A8 'Benchmark -O3'.B2:'Benchmark -O3'.B2 'Benchmark -O3'.J2:'Benchmark -O3'.J36 'Benchmark -O3'.B9:'Benchmark -O3'.B9 'Benchmark -O3'.B16:'Benchmark -O3'.B16 'Benchmark -O3'.B23:'Benchmark -O3'.B23 'Benchmark -O3'.B30:'Benchmark -O3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-O3'.J2:'Benchmark -O3'.J8" chart:label-cell-address="'Benchmark -O3'.B2:'Benchmark -O3'.B2" chart:class="chart:scatter">
            <chart:domain table:cell-range-address="'Benchmark -O3'.A2:'Benchmark -O3'.A8"/>
            <chart:data-point chart:repeated="7"/>
          </chart:series>
          <chart:series chart:style-name="ch11" chart:values-cell-range-address="'Benchmark -O3'.J9:'Benchmark -O3'.J15" chart:label-cell-address="'Benchmark -O3'.B9:'Benchmark -O3'.B9" chart:class="chart:scatter">
            <chart:domain table:cell-range-address="'Benchmark -O3'.A9:'Benchmark -O3'.A15"/>
            <chart:data-point chart:repeated="7"/>
          </chart:series>
          <chart:series chart:style-name="ch12" chart:values-cell-range-address="'Benchmark -O3'.J16:'Benchmark -O3'.J22" chart:label-cell-address="'Benchmark -O3'.B16:'Benchmark -O3'.B16" chart:class="chart:scatter">
            <chart:domain table:cell-range-address="'Benchmark -O3'.A16:'Benchmark -O3'.A22"/>
            <chart:data-point chart:repeated="7"/>
          </chart:series>
          <chart:series chart:style-name="ch13" chart:values-cell-range-address="'Benchmark -O3'.J23:'Benchmark -O3'.J29" chart:label-cell-address="'Benchmark -O3'.B23:'Benchmark -O3'.B23" chart:class="chart:scatter">
            <chart:domain table:cell-range-address="'Benchmark -O3'.A23:'Benchmark -O3'.A29"/>
            <chart:data-point chart:repeated="7"/>
          </chart:series>
          <chart:series chart:style-name="ch14" chart:values-cell-range-address="'Benchmark -O3'.J30:'Benchmark -O3'.J36" chart:label-cell-address="'Benchmark -O3'.B30:'Benchmark -O3'.B30" chart:class="chart:scatter">
            <chart:domain table:cell-range-address="'Benchmark -O3'.A30:'Benchmark -O3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-O3'.B2:'Benchmark -O3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-O3'.B9:'Benchmark -O3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-O3'.B16:'Benchmark -O3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-O3'.B23:'Benchmark -O3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-O3'.B30:'Benchmark -O3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-O3'.A2:'Benchmark -O3'.A8</svg:desc>
                </draw:g>
              </table:table-cell>
              <table:table-cell office:value-type="float" office:value="1">
                <text:p>1</text:p>
                <draw:g>
                  <svg:desc>'Benchmark -O3'.J2:'Benchmark -O3'.J8</svg:desc>
                </draw:g>
              </table:table-cell>
              <table:table-cell office:value-type="float" office:value="1">
                <text:p>1</text:p>
                <draw:g>
                  <svg:desc>'Benchmark -O3'.A9:'Benchmark -O3'.A15</svg:desc>
                </draw:g>
              </table:table-cell>
              <table:table-cell office:value-type="float" office:value="1">
                <text:p>1</text:p>
                <draw:g>
                  <svg:desc>'Benchmark -O3'.J9:'Benchmark -O3'.J15</svg:desc>
                </draw:g>
              </table:table-cell>
              <table:table-cell office:value-type="float" office:value="1">
                <text:p>1</text:p>
                <draw:g>
                  <svg:desc>'Benchmark -O3'.A16:'Benchmark -O3'.A22</svg:desc>
                </draw:g>
              </table:table-cell>
              <table:table-cell office:value-type="float" office:value="1">
                <text:p>1</text:p>
                <draw:g>
                  <svg:desc>'Benchmark -O3'.J16:'Benchmark -O3'.J22</svg:desc>
                </draw:g>
              </table:table-cell>
              <table:table-cell office:value-type="float" office:value="1">
                <text:p>1</text:p>
                <draw:g>
                  <svg:desc>'Benchmark -O3'.A23:'Benchmark -O3'.A29</svg:desc>
                </draw:g>
              </table:table-cell>
              <table:table-cell office:value-type="float" office:value="1">
                <text:p>1</text:p>
                <draw:g>
                  <svg:desc>'Benchmark -O3'.J23:'Benchmark -O3'.J29</svg:desc>
                </draw:g>
              </table:table-cell>
              <table:table-cell office:value-type="float" office:value="1">
                <text:p>1</text:p>
                <draw:g>
                  <svg:desc>'Benchmark -O3'.A30:'Benchmark -O3'.A36</svg:desc>
                </draw:g>
              </table:table-cell>
              <table:table-cell office:value-type="float" office:value="1">
                <text:p>1</text:p>
                <draw:g>
                  <svg:desc>'Benchmark -O3'.J30:'Benchmark -O3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6897764811875">
                <text:p>1.86897764811875</text:p>
              </table:table-cell>
              <table:table-cell office:value-type="float" office:value="2">
                <text:p>2</text:p>
              </table:table-cell>
              <table:table-cell office:value-type="float" office:value="1.97574030907364">
                <text:p>1.97574030907364</text:p>
              </table:table-cell>
              <table:table-cell office:value-type="float" office:value="2">
                <text:p>2</text:p>
              </table:table-cell>
              <table:table-cell office:value-type="float" office:value="1.94749377888375">
                <text:p>1.94749377888375</text:p>
              </table:table-cell>
              <table:table-cell office:value-type="float" office:value="2">
                <text:p>2</text:p>
              </table:table-cell>
              <table:table-cell office:value-type="float" office:value="1.90946929146166">
                <text:p>1.90946929146166</text:p>
              </table:table-cell>
              <table:table-cell office:value-type="float" office:value="2">
                <text:p>2</text:p>
              </table:table-cell>
              <table:table-cell office:value-type="float" office:value="1.87824625387068">
                <text:p>1.87824625387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5914869114586">
                <text:p>3.85914869114586</text:p>
              </table:table-cell>
              <table:table-cell office:value-type="float" office:value="4">
                <text:p>4</text:p>
              </table:table-cell>
              <table:table-cell office:value-type="float" office:value="3.88836972219862">
                <text:p>3.88836972219862</text:p>
              </table:table-cell>
              <table:table-cell office:value-type="float" office:value="4">
                <text:p>4</text:p>
              </table:table-cell>
              <table:table-cell office:value-type="float" office:value="3.76673669735284">
                <text:p>3.76673669735284</text:p>
              </table:table-cell>
              <table:table-cell office:value-type="float" office:value="4">
                <text:p>4</text:p>
              </table:table-cell>
              <table:table-cell office:value-type="float" office:value="3.89336115270016">
                <text:p>3.89336115270016</text:p>
              </table:table-cell>
              <table:table-cell office:value-type="float" office:value="4">
                <text:p>4</text:p>
              </table:table-cell>
              <table:table-cell office:value-type="float" office:value="3.81631704654757">
                <text:p>3.81631704654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8127438231469">
                <text:p>7.08127438231469</text:p>
              </table:table-cell>
              <table:table-cell office:value-type="float" office:value="8">
                <text:p>8</text:p>
              </table:table-cell>
              <table:table-cell office:value-type="float" office:value="7.65993054683905">
                <text:p>7.65993054683905</text:p>
              </table:table-cell>
              <table:table-cell office:value-type="float" office:value="8">
                <text:p>8</text:p>
              </table:table-cell>
              <table:table-cell office:value-type="float" office:value="7.75109259550385">
                <text:p>7.75109259550385</text:p>
              </table:table-cell>
              <table:table-cell office:value-type="float" office:value="8">
                <text:p>8</text:p>
              </table:table-cell>
              <table:table-cell office:value-type="float" office:value="8.30364609268173">
                <text:p>8.30364609268173</text:p>
              </table:table-cell>
              <table:table-cell office:value-type="float" office:value="8">
                <text:p>8</text:p>
              </table:table-cell>
              <table:table-cell office:value-type="float" office:value="7.99025505066695">
                <text:p>7.99025505066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41948517432388">
                <text:p>1.41948517432388</text:p>
              </table:table-cell>
              <table:table-cell office:value-type="float" office:value="16">
                <text:p>16</text:p>
              </table:table-cell>
              <table:table-cell office:value-type="float" office:value="2.2232206827041">
                <text:p>2.2232206827041</text:p>
              </table:table-cell>
              <table:table-cell office:value-type="float" office:value="16">
                <text:p>16</text:p>
              </table:table-cell>
              <table:table-cell office:value-type="float" office:value="8.80912989101304">
                <text:p>8.80912989101304</text:p>
              </table:table-cell>
              <table:table-cell office:value-type="float" office:value="16">
                <text:p>16</text:p>
              </table:table-cell>
              <table:table-cell office:value-type="float" office:value="10.2813509228631">
                <text:p>10.2813509228631</text:p>
              </table:table-cell>
              <table:table-cell office:value-type="float" office:value="16">
                <text:p>16</text:p>
              </table:table-cell>
              <table:table-cell office:value-type="float" office:value="11.8876944138968">
                <text:p>11.8876944138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697129963754491">
                <text:p>0.697129963754491</text:p>
              </table:table-cell>
              <table:table-cell office:value-type="float" office:value="32">
                <text:p>32</text:p>
              </table:table-cell>
              <table:table-cell office:value-type="float" office:value="0.613230614637414">
                <text:p>0.613230614637414</text:p>
              </table:table-cell>
              <table:table-cell office:value-type="float" office:value="32">
                <text:p>32</text:p>
              </table:table-cell>
              <table:table-cell office:value-type="float" office:value="1.4102489295429">
                <text:p>1.4102489295429</text:p>
              </table:table-cell>
              <table:table-cell office:value-type="float" office:value="32">
                <text:p>32</text:p>
              </table:table-cell>
              <table:table-cell office:value-type="float" office:value="1.81984776990182">
                <text:p>1.81984776990182</text:p>
              </table:table-cell>
              <table:table-cell office:value-type="float" office:value="32">
                <text:p>32</text:p>
              </table:table-cell>
              <table:table-cell office:value-type="float" office:value="3.62527590986089">
                <text:p>3.62527590986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259538164573553">
                <text:p>0.259538164573553</text:p>
              </table:table-cell>
              <table:table-cell office:value-type="float" office:value="64">
                <text:p>64</text:p>
              </table:table-cell>
              <table:table-cell office:value-type="float" office:value="0.370960225315584">
                <text:p>0.370960225315584</text:p>
              </table:table-cell>
              <table:table-cell office:value-type="float" office:value="64">
                <text:p>64</text:p>
              </table:table-cell>
              <table:table-cell office:value-type="float" office:value="1.96220430449871">
                <text:p>1.96220430449871</text:p>
              </table:table-cell>
              <table:table-cell office:value-type="float" office:value="64">
                <text:p>64</text:p>
              </table:table-cell>
              <table:table-cell office:value-type="float" office:value="2.56991646179625">
                <text:p>2.56991646179625</text:p>
              </table:table-cell>
              <table:table-cell office:value-type="float" office:value="64">
                <text:p>64</text:p>
              </table:table-cell>
              <table:table-cell office:value-type="float" office:value="2.02013152136292">
                <text:p>2.020131521362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-O3'.A2:'Benchmark -O3'.A8 'Benchmark -O3'.B2:'Benchmark -O3'.B2 'Benchmark -O3'.I2:'Benchmark -O3'.I36 'Benchmark -O3'.B9:'Benchmark -O3'.B9 'Benchmark -O3'.B16:'Benchmark -O3'.B16 'Benchmark -O3'.B23:'Benchmark -O3'.B23 'Benchmark -O3'.B30:'Benchmark -O3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-O3'.A2:'Benchmark -O3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-O3'.I2:'Benchmark -O3'.I8" chart:label-cell-address="'Benchmark -O3'.B2:'Benchmark -O3'.B2" chart:class="chart:bar">
            <chart:data-point chart:repeated="7"/>
          </chart:series>
          <chart:series chart:style-name="ch11" chart:values-cell-range-address="'Benchmark -O3'.I9:'Benchmark -O3'.I15" chart:label-cell-address="'Benchmark -O3'.B9:'Benchmark -O3'.B9" chart:class="chart:bar">
            <chart:data-point chart:repeated="7"/>
          </chart:series>
          <chart:series chart:style-name="ch12" chart:values-cell-range-address="'Benchmark -O3'.I16:'Benchmark -O3'.I22" chart:label-cell-address="'Benchmark -O3'.B16:'Benchmark -O3'.B16" chart:class="chart:bar">
            <chart:data-point chart:repeated="7"/>
          </chart:series>
          <chart:series chart:style-name="ch13" chart:values-cell-range-address="'Benchmark -O3'.I23:'Benchmark -O3'.I29" chart:label-cell-address="'Benchmark -O3'.B23:'Benchmark -O3'.B23" chart:class="chart:bar">
            <chart:data-point chart:repeated="7"/>
          </chart:series>
          <chart:series chart:style-name="ch14" chart:values-cell-range-address="'Benchmark -O3'.I30:'Benchmark -O3'.I36" chart:label-cell-address="'Benchmark -O3'.B30:'Benchmark -O3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-O3'.B2:'Benchmark -O3'.B2</svg:desc>
                </draw:g>
              </table:table-cell>
              <table:table-cell office:value-type="string">
                <text:p>200000</text:p>
                <draw:g>
                  <svg:desc>'Benchmark -O3'.B9:'Benchmark -O3'.B9</svg:desc>
                </draw:g>
              </table:table-cell>
              <table:table-cell office:value-type="string">
                <text:p>500000</text:p>
                <draw:g>
                  <svg:desc>'Benchmark -O3'.B16:'Benchmark -O3'.B16</svg:desc>
                </draw:g>
              </table:table-cell>
              <table:table-cell office:value-type="string">
                <text:p>1000000</text:p>
                <draw:g>
                  <svg:desc>'Benchmark -O3'.B23:'Benchmark -O3'.B23</svg:desc>
                </draw:g>
              </table:table-cell>
              <table:table-cell office:value-type="string">
                <text:p>2000000</text:p>
                <draw:g>
                  <svg:desc>'Benchmark -O3'.B30:'Benchmark -O3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-O3'.A2:'Benchmark -O3'.A8</svg:desc>
                </draw:g>
              </table:table-cell>
              <table:table-cell office:value-type="float" office:value="4.392">
                <text:p>4.392</text:p>
                <draw:g>
                  <svg:desc>'Benchmark -O3'.I2:'Benchmark -O3'.I8</svg:desc>
                </draw:g>
              </table:table-cell>
              <table:table-cell office:value-type="float" office:value="3.89">
                <text:p>3.89</text:p>
                <draw:g>
                  <svg:desc>'Benchmark -O3'.I9:'Benchmark -O3'.I15</svg:desc>
                </draw:g>
              </table:table-cell>
              <table:table-cell office:value-type="float" office:value="3.509">
                <text:p>3.509</text:p>
                <draw:g>
                  <svg:desc>'Benchmark -O3'.I16:'Benchmark -O3'.I22</svg:desc>
                </draw:g>
              </table:table-cell>
              <table:table-cell office:value-type="float" office:value="3.636">
                <text:p>3.636</text:p>
                <draw:g>
                  <svg:desc>'Benchmark -O3'.I23:'Benchmark -O3'.I29</svg:desc>
                </draw:g>
              </table:table-cell>
              <table:table-cell office:value-type="float" office:value="3.19">
                <text:p>3.19</text:p>
                <draw:g>
                  <svg:desc>'Benchmark -O3'.I30:'Benchmark -O3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.467">
                <text:p>12.467</text:p>
              </table:table-cell>
              <table:table-cell office:value-type="float" office:value="8.21">
                <text:p>8.21</text:p>
              </table:table-cell>
              <table:table-cell office:value-type="float" office:value="7.842">
                <text:p>7.842</text:p>
              </table:table-cell>
              <table:table-cell office:value-type="float" office:value="10.891">
                <text:p>10.891</text:p>
              </table:table-cell>
              <table:table-cell office:value-type="float" office:value="7.084">
                <text:p>7.0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181">
                <text:p>13.181</text:p>
              </table:table-cell>
              <table:table-cell office:value-type="float" office:value="10.074">
                <text:p>10.074</text:p>
              </table:table-cell>
              <table:table-cell office:value-type="float" office:value="12.192">
                <text:p>12.192</text:p>
              </table:table-cell>
              <table:table-cell office:value-type="float" office:value="15.089">
                <text:p>15.089</text:p>
              </table:table-cell>
              <table:table-cell office:value-type="float" office:value="13.007">
                <text:p>13.0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.371">
                <text:p>25.371</text:p>
              </table:table-cell>
              <table:table-cell office:value-type="float" office:value="11.82">
                <text:p>11.82</text:p>
              </table:table-cell>
              <table:table-cell office:value-type="float" office:value="15.197">
                <text:p>15.197</text:p>
              </table:table-cell>
              <table:table-cell office:value-type="float" office:value="13.681">
                <text:p>13.681</text:p>
              </table:table-cell>
              <table:table-cell office:value-type="float" office:value="15.199">
                <text:p>15.1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8.387">
                <text:p>88.387</text:p>
              </table:table-cell>
              <table:table-cell office:value-type="float" office:value="88.222">
                <text:p>88.222</text:p>
              </table:table-cell>
              <table:table-cell office:value-type="float" office:value="42.281">
                <text:p>42.281</text:p>
              </table:table-cell>
              <table:table-cell office:value-type="float" office:value="47.482">
                <text:p>47.482</text:p>
              </table:table-cell>
              <table:table-cell office:value-type="float" office:value="21.899">
                <text:p>21.8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7.773">
                <text:p>97.773</text:p>
              </table:table-cell>
              <table:table-cell office:value-type="float" office:value="92.19">
                <text:p>92.19</text:p>
              </table:table-cell>
              <table:table-cell office:value-type="float" office:value="81.467">
                <text:p>81.467</text:p>
              </table:table-cell>
              <table:table-cell office:value-type="float" office:value="92.12">
                <text:p>92.1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8.583">
                <text:p>98.583</text:p>
              </table:table-cell>
              <table:table-cell office:value-type="float" office:value="98.053">
                <text:p>98.053</text:p>
              </table:table-cell>
              <table:table-cell office:value-type="float" office:value="95.482">
                <text:p>95.482</text:p>
              </table:table-cell>
              <table:table-cell office:value-type="float" office:value="89.614">
                <text:p>89.614</text:p>
              </table:table-cell>
              <table:table-cell office:value-type="float" office:value="94.116">
                <text:p>94.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